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7mm"/>
    </style:style>
    <style:style style:name="co5" style:family="table-column">
      <style:table-column-properties fo:break-before="auto" style:column-width="16.7mm"/>
    </style:style>
    <style:style style:name="co6" style:family="table-column">
      <style:table-column-properties fo:break-before="auto" style:column-width="44.06mm"/>
    </style:style>
    <style:style style:name="co7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 style:data-style-name="N109"/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k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reino Instances</text:p>
          </table:table-cell>
          <table:table-cell office:value-type="string" calcext:value-type="string">
            <text:p>: <text:s text:c="3"/></text:p>
          </table:table-cell>
          <table:table-cell office:value-type="float" office:value="448" calcext:value-type="float">
            <text:p>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Number of Instances <text:s text:c="14"/>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Dobras</text:p>
          </table:table-cell>
          <table:covered-table-cell table:number-columns-repeated="8"/>
          <table:table-cell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Correlation</text:p>
          </table:table-cell>
          <table:table-cell office:value-type="float" office:value="0.5968" calcext:value-type="float">
            <text:p>0,5968</text:p>
          </table:table-cell>
          <table:table-cell office:value-type="float" office:value="0.7798" calcext:value-type="float">
            <text:p>0,7798</text:p>
          </table:table-cell>
          <table:table-cell office:value-type="float" office:value="0.0783" calcext:value-type="float">
            <text:p>0,078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781" calcext:value-type="float">
            <text:p>0,8781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7167" calcext:value-type="float">
            <text:p>0,7167</text:p>
          </table:table-cell>
          <table:table-cell office:value-type="float" office:value="0.0143" calcext:value-type="float">
            <text:p>0,0143</text:p>
          </table:table-cell>
          <table:table-cell table:formula="of:=SUM([.C5:.J5])/8" office:value-type="float" office:value="0.5559875" calcext:value-type="float">
            <text:p>0,5559875</text:p>
          </table:table-cell>
        </table:table-row>
        <table:table-row table:style-name="ro1">
          <table:table-cell/>
          <table:table-cell office:value-type="string" calcext:value-type="string">
            <text:p>Kendall´s tau</text:p>
          </table:table-cell>
          <table:table-cell office:value-type="float" office:value="0.3921" calcext:value-type="float">
            <text:p>0,3921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7729" calcext:value-type="float">
            <text:p>0,7729</text:p>
          </table:table-cell>
          <table:table-cell office:value-type="float" office:value="0.6933" calcext:value-type="float">
            <text:p>0,6933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5796" calcext:value-type="float">
            <text:p>0,5796</text:p>
          </table:table-cell>
          <table:table-cell office:value-type="float" office:value="-0.0045" calcext:value-type="float">
            <text:p>-0,0045</text:p>
          </table:table-cell>
          <table:table-cell table:formula="of:=SUM([.C6:.J6])/8" office:value-type="float" office:value="0.4231" calcext:value-type="float">
            <text:p>0,4231</text:p>
          </table:table-cell>
        </table:table-row>
        <table:table-row table:style-name="ro1">
          <table:table-cell/>
          <table:table-cell office:value-type="string" calcext:value-type="string">
            <text:p>Spermanśrho</text:p>
          </table:table-cell>
          <table:table-cell office:value-type="float" office:value="0.5455" calcext:value-type="float">
            <text:p>0,5455</text:p>
          </table:table-cell>
          <table:table-cell office:value-type="float" office:value="0.7369" calcext:value-type="float">
            <text:p>0,736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8458" calcext:value-type="float">
            <text:p>0,8458</text:p>
          </table:table-cell>
          <table:table-cell office:value-type="float" office:value="0.5076" calcext:value-type="float">
            <text:p>0,5076</text:p>
          </table:table-cell>
          <table:table-cell office:value-type="float" office:value="0.7626" calcext:value-type="float">
            <text:p>0,7626</text:p>
          </table:table-cell>
          <table:table-cell table:style-name="ce4" office:value-type="float" office:value="0.025" calcext:value-type="float">
            <text:p>0,0250</text:p>
          </table:table-cell>
          <table:table-cell table:formula="of:=SUM([.C7:.J7])/8" office:value-type="float" office:value="0.5408375" calcext:value-type="float">
            <text:p>0,5408375</text:p>
          </table:table-cell>
        </table:table-row>
        <table:table-row table:style-name="ro1">
          <table:table-cell/>
          <table:table-cell office:value-type="string" calcext:value-type="string">
            <text:p>Mean absolute error </text:p>
          </table:table-cell>
          <table:table-cell office:value-type="float" office:value="5.0118" calcext:value-type="float">
            <text:p>5,0118</text:p>
          </table:table-cell>
          <table:table-cell office:value-type="float" office:value="2.2394" calcext:value-type="float">
            <text:p>2,2394</text:p>
          </table:table-cell>
          <table:table-cell office:value-type="float" office:value="6.2691" calcext:value-type="float">
            <text:p>6,2691</text:p>
          </table:table-cell>
          <table:table-cell office:value-type="float" office:value="3.7117" calcext:value-type="float">
            <text:p>3,7117</text:p>
          </table:table-cell>
          <table:table-cell office:value-type="float" office:value="5.0359" calcext:value-type="float">
            <text:p>5,0359</text:p>
          </table:table-cell>
          <table:table-cell office:value-type="float" office:value="6.7851" calcext:value-type="float">
            <text:p>6,7851</text:p>
          </table:table-cell>
          <table:table-cell office:value-type="float" office:value="5.6283" calcext:value-type="float">
            <text:p>5,6283</text:p>
          </table:table-cell>
          <table:table-cell office:value-type="float" office:value="3.7716" calcext:value-type="float">
            <text:p>3,7716</text:p>
          </table:table-cell>
          <table:table-cell table:formula="of:=SUM([.C8:.J8])/8" office:value-type="float" office:value="4.8066125" calcext:value-type="float">
            <text:p>4,8066125</text:p>
          </table:table-cell>
        </table:table-row>
        <table:table-row table:style-name="ro1">
          <table:table-cell/>
          <table:table-cell office:value-type="string" calcext:value-type="string">
            <text:p>Root mean squared error <text:s text:c="3"/></text:p>
          </table:table-cell>
          <table:table-cell office:value-type="float" office:value="6.0112" calcext:value-type="float">
            <text:p>6,0112</text:p>
          </table:table-cell>
          <table:table-cell office:value-type="float" office:value="2.8317" calcext:value-type="float">
            <text:p>2,8317</text:p>
          </table:table-cell>
          <table:table-cell office:value-type="float" office:value="7.5356" calcext:value-type="float">
            <text:p>7,5356</text:p>
          </table:table-cell>
          <table:table-cell office:value-type="float" office:value="4.8386" calcext:value-type="float">
            <text:p>4,8386</text:p>
          </table:table-cell>
          <table:table-cell office:value-type="float" office:value="5.9301" calcext:value-type="float">
            <text:p>5,9301</text:p>
          </table:table-cell>
          <table:table-cell office:value-type="float" office:value="10.6408" calcext:value-type="float">
            <text:p>10,6408</text:p>
          </table:table-cell>
          <table:table-cell office:value-type="float" office:value="7.0635" calcext:value-type="float">
            <text:p>7,0635</text:p>
          </table:table-cell>
          <table:table-cell office:value-type="float" office:value="4.4694" calcext:value-type="float">
            <text:p>4,4694</text:p>
          </table:table-cell>
          <table:table-cell table:formula="of:=SUM([.C9:.J9])/8" office:value-type="float" office:value="6.1651125" calcext:value-type="float">
            <text:p>6,1651125</text:p>
          </table:table-cell>
        </table:table-row>
        <table:table-row table:style-name="ro1">
          <table:table-cell/>
          <table:table-cell office:value-type="string" calcext:value-type="string">
            <text:p>Relative absolute error </text:p>
          </table:table-cell>
          <table:table-cell table:style-name="ce2" office:value-type="percentage" office:value="0.718537" calcext:value-type="percentage">
            <text:p>71,8537%</text:p>
          </table:table-cell>
          <table:table-cell table:style-name="ce2" office:value-type="percentage" office:value="0.952923" calcext:value-type="percentage">
            <text:p>95,2923%</text:p>
          </table:table-cell>
          <table:table-cell table:style-name="ce2" office:value-type="percentage" office:value="0.916153" calcext:value-type="percentage">
            <text:p>91,6153%</text:p>
          </table:table-cell>
          <table:table-cell table:style-name="ce2" office:value-type="percentage" office:value="0.631772" calcext:value-type="percentage">
            <text:p>63,1772%</text:p>
          </table:table-cell>
          <table:table-cell table:style-name="ce2" office:value-type="percentage" office:value="0.528703" calcext:value-type="percentage">
            <text:p>52,8703%</text:p>
          </table:table-cell>
          <table:table-cell table:style-name="ce2" office:value-type="percentage" office:value="0.89277" calcext:value-type="percentage">
            <text:p>89,2770%</text:p>
          </table:table-cell>
          <table:table-cell table:style-name="ce2" office:value-type="percentage" office:value="0.630622" calcext:value-type="percentage">
            <text:p>63,0622%</text:p>
          </table:table-cell>
          <table:table-cell table:style-name="ce2" office:value-type="percentage" office:value="0.955703" calcext:value-type="percentage">
            <text:p>95,5703%</text:p>
          </table:table-cell>
          <table:table-cell table:formula="of:=SUM([.C10:.J10])/8" office:value-type="float" office:value="0.778397875" calcext:value-type="float">
            <text:p>0,778397875</text:p>
          </table:table-cell>
        </table:table-row>
        <table:table-row table:style-name="ro1">
          <table:table-cell/>
          <table:table-cell office:value-type="string" calcext:value-type="string">
            <text:p>Root relative squared error </text:p>
          </table:table-cell>
          <table:table-cell table:style-name="ce2" office:value-type="percentage" office:value="0.801529" calcext:value-type="percentage">
            <text:p>80,1529%</text:p>
          </table:table-cell>
          <table:table-cell table:style-name="ce2" office:value-type="percentage" office:value="0.78707" calcext:value-type="percentage">
            <text:p>78,7070%</text:p>
          </table:table-cell>
          <table:table-cell table:style-name="ce2" office:value-type="percentage" office:value="0.891837" calcext:value-type="percentage">
            <text:p>89,1837%</text:p>
          </table:table-cell>
          <table:table-cell table:style-name="ce2" office:value-type="percentage" office:value="0.685676" calcext:value-type="percentage">
            <text:p>68,5676%</text:p>
          </table:table-cell>
          <table:table-cell table:style-name="ce2" office:value-type="percentage" office:value="0.50804" calcext:value-type="percentage">
            <text:p>50,8040%</text:p>
          </table:table-cell>
          <table:table-cell table:style-name="ce2" office:value-type="percentage" office:value="1.041754" calcext:value-type="percentage">
            <text:p>104,1754%</text:p>
          </table:table-cell>
          <table:table-cell table:style-name="ce2" office:value-type="percentage" office:value="0.688484" calcext:value-type="percentage">
            <text:p>68,8484%</text:p>
          </table:table-cell>
          <table:table-cell table:style-name="ce2" office:value-type="percentage" office:value="1.015799" calcext:value-type="percentage">
            <text:p>101,5799%</text:p>
          </table:table-cell>
          <table:table-cell table:formula="of:=SUM([.C11:.J11])/8" office:value-type="float" office:value="0.802523625" calcext:value-type="float">
            <text:p>0,802523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ltilayer Perceptron</text:p>
          </table:table-cell>
          <table:table-cell office:value-type="string" calcext:value-type="string">
            <text:p>Correlation</text:p>
          </table:table-cell>
          <table:table-cell office:value-type="float" office:value="0.5954" calcext:value-type="float">
            <text:p>0,5954</text:p>
          </table:table-cell>
          <table:table-cell office:value-type="float" office:value="0.3564" calcext:value-type="float">
            <text:p>0,3564</text:p>
          </table:table-cell>
          <table:table-cell office:value-type="float" office:value="-0.1511" calcext:value-type="float">
            <text:p>-0,1511</text:p>
          </table:table-cell>
          <table:table-cell office:value-type="float" office:value="0.6585" calcext:value-type="float">
            <text:p>0,6585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63" calcext:value-type="float">
            <text:p>0,263</text:p>
          </table:table-cell>
          <table:table-cell office:value-type="float" office:value="0.2263" calcext:value-type="float">
            <text:p>0,2263</text:p>
          </table:table-cell>
          <table:table-cell office:value-type="float" office:value="0.1995" calcext:value-type="float">
            <text:p>0,1995</text:p>
          </table:table-cell>
          <table:table-cell table:formula="of:=SUM([.C13:.J13])/8" office:value-type="float" office:value="0.28355" calcext:value-type="float">
            <text:p>0,28355</text:p>
          </table:table-cell>
        </table:table-row>
        <table:table-row table:style-name="ro1">
          <table:table-cell/>
          <table:table-cell office:value-type="string" calcext:value-type="string">
            <text:p>Kendall´s tau</text:p>
          </table:table-cell>
          <table:table-cell office:value-type="float" office:value="0.5296" calcext:value-type="float">
            <text:p>0,5296</text:p>
          </table:table-cell>
          <table:table-cell office:value-type="float" office:value="0.2159" calcext:value-type="float">
            <text:p>0,2159</text:p>
          </table:table-cell>
          <table:table-cell office:value-type="float" office:value="-0.1125" calcext:value-type="float">
            <text:p>-0,1125</text:p>
          </table:table-cell>
          <table:table-cell office:value-type="float" office:value="0.4899" calcext:value-type="float">
            <text:p>0,4899</text:p>
          </table:table-cell>
          <table:table-cell office:value-type="float" office:value="0.0682" calcext:value-type="float">
            <text:p>0,0682</text:p>
          </table:table-cell>
          <table:table-cell office:value-type="float" office:value="0.1841" calcext:value-type="float">
            <text:p>0,1841</text:p>
          </table:table-cell>
          <table:table-cell office:value-type="float" office:value="0.2648" calcext:value-type="float">
            <text:p>0,2648</text:p>
          </table:table-cell>
          <table:table-cell office:value-type="float" office:value="0.1216" calcext:value-type="float">
            <text:p>0,1216</text:p>
          </table:table-cell>
          <table:table-cell table:formula="of:=SUM([.C14:.J14])/8" office:value-type="float" office:value="0.2202" calcext:value-type="float">
            <text:p>0,2202</text:p>
          </table:table-cell>
        </table:table-row>
        <table:table-row table:style-name="ro1">
          <table:table-cell/>
          <table:table-cell office:value-type="string" calcext:value-type="string">
            <text:p>Spermanśrho</text:p>
          </table:table-cell>
          <table:table-cell office:value-type="float" office:value="0.6779" calcext:value-type="float">
            <text:p>0,6779</text:p>
          </table:table-cell>
          <table:table-cell office:value-type="float" office:value="0.2731" calcext:value-type="float">
            <text:p>0,2731</text:p>
          </table:table-cell>
          <table:table-cell office:value-type="float" office:value="-0.1763" calcext:value-type="float">
            <text:p>-0,1763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0749" calcext:value-type="float">
            <text:p>0,0749</text:p>
          </table:table-cell>
          <table:table-cell office:value-type="float" office:value="0.2739" calcext:value-type="float">
            <text:p>0,2739</text:p>
          </table:table-cell>
          <table:table-cell office:value-type="float" office:value="0.4728" calcext:value-type="float">
            <text:p>0,4728</text:p>
          </table:table-cell>
          <table:table-cell office:value-type="float" office:value="0.1801" calcext:value-type="float">
            <text:p>0,1801</text:p>
          </table:table-cell>
          <table:table-cell table:formula="of:=SUM([.C15:.J15])/8" office:value-type="float" office:value="0.30745" calcext:value-type="float">
            <text:p>0,30745</text:p>
          </table:table-cell>
        </table:table-row>
        <table:table-row table:style-name="ro1">
          <table:table-cell/>
          <table:table-cell office:value-type="string" calcext:value-type="string">
            <text:p>Mean absolute error </text:p>
          </table:table-cell>
          <table:table-cell office:value-type="float" office:value="6.3165" calcext:value-type="float">
            <text:p>6,3165</text:p>
          </table:table-cell>
          <table:table-cell office:value-type="float" office:value="5.6267" calcext:value-type="float">
            <text:p>5,6267</text:p>
          </table:table-cell>
          <table:table-cell office:value-type="float" office:value="7.2421" calcext:value-type="float">
            <text:p>7,2421</text:p>
          </table:table-cell>
          <table:table-cell office:value-type="float" office:value="5.1889" calcext:value-type="float">
            <text:p>5,1889</text:p>
          </table:table-cell>
          <table:table-cell office:value-type="float" office:value="10.4451" calcext:value-type="float">
            <text:p>10,4451</text:p>
          </table:table-cell>
          <table:table-cell office:value-type="float" office:value="7.5309" calcext:value-type="float">
            <text:p>7,5309</text:p>
          </table:table-cell>
          <table:table-cell office:value-type="float" office:value="12.6544" calcext:value-type="float">
            <text:p>12,6544</text:p>
          </table:table-cell>
          <table:table-cell office:value-type="float" office:value="5.9039" calcext:value-type="float">
            <text:p>5,9039</text:p>
          </table:table-cell>
          <table:table-cell table:formula="of:=SUM([.C16:.J16])/8" office:value-type="float" office:value="7.6135625" calcext:value-type="float">
            <text:p>7,6135625</text:p>
          </table:table-cell>
        </table:table-row>
        <table:table-row table:style-name="ro1">
          <table:table-cell/>
          <table:table-cell office:value-type="string" calcext:value-type="string">
            <text:p>Root mean squared error <text:s text:c="3"/></text:p>
          </table:table-cell>
          <table:table-cell office:value-type="float" office:value="7.4521" calcext:value-type="float">
            <text:p>7,4521</text:p>
          </table:table-cell>
          <table:table-cell office:value-type="float" office:value="7.8383" calcext:value-type="float">
            <text:p>7,8383</text:p>
          </table:table-cell>
          <table:table-cell office:value-type="float" office:value="10.5072" calcext:value-type="float">
            <text:p>10,5072</text:p>
          </table:table-cell>
          <table:table-cell office:value-type="float" office:value="6.6462" calcext:value-type="float">
            <text:p>6,6462</text:p>
          </table:table-cell>
          <table:table-cell office:value-type="float" office:value="12.0589" calcext:value-type="float">
            <text:p>12,0589</text:p>
          </table:table-cell>
          <table:table-cell office:value-type="float" office:value="10.909" calcext:value-type="float">
            <text:p>10,909</text:p>
          </table:table-cell>
          <table:table-cell office:value-type="float" office:value="17.0497" calcext:value-type="float">
            <text:p>17,0497</text:p>
          </table:table-cell>
          <table:table-cell office:value-type="float" office:value="8.8625" calcext:value-type="float">
            <text:p>8,8625</text:p>
          </table:table-cell>
          <table:table-cell table:formula="of:=SUM([.C17:.J17])/8" office:value-type="float" office:value="10.1654875" calcext:value-type="float">
            <text:p>10,1654875</text:p>
          </table:table-cell>
        </table:table-row>
        <table:table-row table:style-name="ro1">
          <table:table-cell/>
          <table:table-cell office:value-type="string" calcext:value-type="string">
            <text:p>Relative absolute error </text:p>
          </table:table-cell>
          <table:table-cell table:style-name="ce2" office:value-type="percentage" office:value="0.905598" calcext:value-type="percentage">
            <text:p>90,5598%</text:p>
          </table:table-cell>
          <table:table-cell table:style-name="ce2" office:value-type="percentage" office:value="2.394328" calcext:value-type="percentage">
            <text:p>239,4328%</text:p>
          </table:table-cell>
          <table:table-cell table:style-name="ce3" office:value-type="percentage" office:value="1.058341" calcext:value-type="percentage">
            <text:p>105,83%</text:p>
          </table:table-cell>
          <table:table-cell table:style-name="ce2" office:value-type="percentage" office:value="0.883217" calcext:value-type="percentage">
            <text:p>88,3217%</text:p>
          </table:table-cell>
          <table:table-cell table:style-name="ce2" office:value-type="percentage" office:value="1.096603" calcext:value-type="percentage">
            <text:p>109,6603%</text:p>
          </table:table-cell>
          <table:table-cell table:style-name="ce2" office:value-type="percentage" office:value="0.990904" calcext:value-type="percentage">
            <text:p>99,0904%</text:p>
          </table:table-cell>
          <table:table-cell table:style-name="ce2" office:value-type="percentage" office:value="1.417855" calcext:value-type="percentage">
            <text:p>141,7855%</text:p>
          </table:table-cell>
          <table:table-cell table:style-name="ce2" office:value-type="percentage" office:value="1.496011" calcext:value-type="percentage">
            <text:p>149,6011%</text:p>
          </table:table-cell>
          <table:table-cell table:formula="of:=SUM([.C18:.J18])/8" office:value-type="float" office:value="1.280357125" calcext:value-type="float">
            <text:p>1,280357125</text:p>
          </table:table-cell>
        </table:table-row>
        <table:table-row table:style-name="ro1">
          <table:table-cell/>
          <table:table-cell office:value-type="string" calcext:value-type="string">
            <text:p>Root relative squared error </text:p>
          </table:table-cell>
          <table:table-cell table:style-name="ce2" office:value-type="percentage" office:value="0.993651" calcext:value-type="percentage">
            <text:p>99,3651%</text:p>
          </table:table-cell>
          <table:table-cell table:style-name="ce2" office:value-type="percentage" office:value="2.178651" calcext:value-type="percentage">
            <text:p>217,8651%</text:p>
          </table:table-cell>
          <table:table-cell table:style-name="ce2" office:value-type="percentage" office:value="1.243534" calcext:value-type="percentage">
            <text:p>124,3534%</text:p>
          </table:table-cell>
          <table:table-cell table:style-name="ce2" office:value-type="percentage" office:value="0.941826" calcext:value-type="percentage">
            <text:p>94,1826%</text:p>
          </table:table-cell>
          <table:table-cell table:style-name="ce2" office:value-type="percentage" office:value="1.03311" calcext:value-type="percentage">
            <text:p>103,3110%</text:p>
          </table:table-cell>
          <table:table-cell table:style-name="ce2" office:value-type="percentage" office:value="1.068008" calcext:value-type="percentage">
            <text:p>106,8008%</text:p>
          </table:table-cell>
          <table:table-cell table:style-name="ce2" office:value-type="percentage" office:value="1.661847" calcext:value-type="percentage">
            <text:p>166,1847%</text:p>
          </table:table-cell>
          <table:table-cell table:style-name="ce2" office:value-type="percentage" office:value="2.01424" calcext:value-type="percentage">
            <text:p>201,4240%</text:p>
          </table:table-cell>
          <table:table-cell table:formula="of:=SUM([.C19:.J19])/8" office:value-type="float" office:value="1.391858375" calcext:value-type="float">
            <text:p>1,3918583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MO Reg</text:p>
          </table:table-cell>
          <table:table-cell office:value-type="string" calcext:value-type="string">
            <text:p>Correlation</text:p>
          </table:table-cell>
          <table:table-cell office:value-type="float" office:value="0.6545" calcext:value-type="float">
            <text:p>0,6545</text:p>
          </table:table-cell>
          <table:table-cell office:value-type="float" office:value="0.85" calcext:value-type="float">
            <text:p>0,85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9297" calcext:value-type="float">
            <text:p>0,9297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8023" calcext:value-type="float">
            <text:p>0,8023</text:p>
          </table:table-cell>
          <table:table-cell office:value-type="float" office:value="-0.0631" calcext:value-type="float">
            <text:p>-0,0631</text:p>
          </table:table-cell>
          <table:table-cell table:formula="of:=SUM([.C21:.J21])/8" office:value-type="float" office:value="0.5691375" calcext:value-type="float">
            <text:p>0,5691375</text:p>
          </table:table-cell>
        </table:table-row>
        <table:table-row table:style-name="ro1">
          <table:table-cell/>
          <table:table-cell office:value-type="string" calcext:value-type="string">
            <text:p>Kendall´s tau</text:p>
          </table:table-cell>
          <table:table-cell office:value-type="float" office:value="0.4455" calcext:value-type="float">
            <text:p>0,4455</text:p>
          </table:table-cell>
          <table:table-cell office:value-type="float" office:value="0.6524" calcext:value-type="float">
            <text:p>0,6524</text:p>
          </table:table-cell>
          <table:table-cell office:value-type="float" office:value="-0.0466" calcext:value-type="float">
            <text:p>-0,0466</text:p>
          </table:table-cell>
          <table:table-cell office:value-type="float" office:value="0.6797" calcext:value-type="float">
            <text:p>0,6797</text:p>
          </table:table-cell>
          <table:table-cell office:value-type="float" office:value="0.7331" calcext:value-type="float">
            <text:p>0,7331</text:p>
          </table:table-cell>
          <table:table-cell office:value-type="float" office:value="0.3466" calcext:value-type="float">
            <text:p>0,3466</text:p>
          </table:table-cell>
          <table:table-cell office:value-type="float" office:value="0.5842" calcext:value-type="float">
            <text:p>0,5842</text:p>
          </table:table-cell>
          <table:table-cell office:value-type="float" office:value="-0.0477" calcext:value-type="float">
            <text:p>-0,0477</text:p>
          </table:table-cell>
          <table:table-cell table:formula="of:=SUM([.C22:.J22])/8" office:value-type="float" office:value="0.4184" calcext:value-type="float">
            <text:p>0,4184</text:p>
          </table:table-cell>
        </table:table-row>
        <table:table-row table:style-name="ro1">
          <table:table-cell/>
          <table:table-cell office:value-type="string" calcext:value-type="string">
            <text:p>Spermanśrho</text:p>
          </table:table-cell>
          <table:table-cell office:value-type="float" office:value="0.5984" calcext:value-type="float">
            <text:p>0,5984</text:p>
          </table:table-cell>
          <table:table-cell office:value-type="float" office:value="0.805" calcext:value-type="float">
            <text:p>0,805</text:p>
          </table:table-cell>
          <table:table-cell office:value-type="float" office:value="-0.0681" calcext:value-type="float">
            <text:p>-0,0681</text:p>
          </table:table-cell>
          <table:table-cell office:value-type="float" office:value="0.8398" calcext:value-type="float">
            <text:p>0,8398</text:p>
          </table:table-cell>
          <table:table-cell office:value-type="float" office:value="0.8753" calcext:value-type="float">
            <text:p>0,8753</text:p>
          </table:table-cell>
          <table:table-cell office:value-type="float" office:value="0.4872" calcext:value-type="float">
            <text:p>0,4872</text:p>
          </table:table-cell>
          <table:table-cell office:value-type="float" office:value="0.7732" calcext:value-type="float">
            <text:p>0,7732</text:p>
          </table:table-cell>
          <table:table-cell office:value-type="float" office:value="-0.0613" calcext:value-type="float">
            <text:p>-0,0613</text:p>
          </table:table-cell>
          <table:table-cell table:formula="of:=SUM([.C23:.J23])/8" office:value-type="float" office:value="0.5311875" calcext:value-type="float">
            <text:p>0,5311875</text:p>
          </table:table-cell>
        </table:table-row>
        <table:table-row table:style-name="ro1">
          <table:table-cell/>
          <table:table-cell office:value-type="string" calcext:value-type="string">
            <text:p>Mean absolute error </text:p>
          </table:table-cell>
          <table:table-cell office:value-type="float" office:value="4.8444" calcext:value-type="float">
            <text:p>4,8444</text:p>
          </table:table-cell>
          <table:table-cell office:value-type="float" office:value="1.8961" calcext:value-type="float">
            <text:p>1,8961</text:p>
          </table:table-cell>
          <table:table-cell office:value-type="float" office:value="6.2332" calcext:value-type="float">
            <text:p>6,2332</text:p>
          </table:table-cell>
          <table:table-cell office:value-type="float" office:value="3.501" calcext:value-type="float">
            <text:p>3,501</text:p>
          </table:table-cell>
          <table:table-cell office:value-type="float" office:value="3.7689" calcext:value-type="float">
            <text:p>3,7689</text:p>
          </table:table-cell>
          <table:table-cell office:value-type="float" office:value="6.9765" calcext:value-type="float">
            <text:p>6,9765</text:p>
          </table:table-cell>
          <table:table-cell office:value-type="float" office:value="5.2113" calcext:value-type="float">
            <text:p>5,2113</text:p>
          </table:table-cell>
          <table:table-cell office:value-type="float" office:value="3.1962" calcext:value-type="float">
            <text:p>3,1962</text:p>
          </table:table-cell>
          <table:table-cell table:formula="of:=SUM([.C24:.J24])/8" office:value-type="float" office:value="4.45345" calcext:value-type="float">
            <text:p>4,45345</text:p>
          </table:table-cell>
        </table:table-row>
        <table:table-row table:style-name="ro1">
          <table:table-cell/>
          <table:table-cell office:value-type="string" calcext:value-type="string">
            <text:p>Root mean squared error <text:s text:c="3"/></text:p>
          </table:table-cell>
          <table:table-cell office:value-type="float" office:value="5.6097" calcext:value-type="float">
            <text:p>5,6097</text:p>
          </table:table-cell>
          <table:table-cell office:value-type="float" office:value="2.5277" calcext:value-type="float">
            <text:p>2,5277</text:p>
          </table:table-cell>
          <table:table-cell office:value-type="float" office:value="7.9381" calcext:value-type="float">
            <text:p>7,9381</text:p>
          </table:table-cell>
          <table:table-cell office:value-type="float" office:value="4.9643" calcext:value-type="float">
            <text:p>4,9643</text:p>
          </table:table-cell>
          <table:table-cell office:value-type="float" office:value="4.7305" calcext:value-type="float">
            <text:p>4,7305</text:p>
          </table:table-cell>
          <table:table-cell office:value-type="float" office:value="10.8107" calcext:value-type="float">
            <text:p>10,8107</text:p>
          </table:table-cell>
          <table:table-cell office:value-type="float" office:value="6.2528" calcext:value-type="float">
            <text:p>6,2528</text:p>
          </table:table-cell>
          <table:table-cell office:value-type="float" office:value="3.9998" calcext:value-type="float">
            <text:p>3,9998</text:p>
          </table:table-cell>
          <table:table-cell table:formula="of:=SUM([.C25:.J25])/8" office:value-type="float" office:value="5.8542" calcext:value-type="float">
            <text:p>5,8542</text:p>
          </table:table-cell>
        </table:table-row>
        <table:table-row table:style-name="ro1">
          <table:table-cell/>
          <table:table-cell office:value-type="string" calcext:value-type="string">
            <text:p>Relative absolute error </text:p>
          </table:table-cell>
          <table:table-cell table:style-name="ce2" office:value-type="percentage" office:value="0.694533" calcext:value-type="percentage">
            <text:p>69,4533%</text:p>
          </table:table-cell>
          <table:table-cell table:style-name="ce2" office:value-type="percentage" office:value="0.806831" calcext:value-type="percentage">
            <text:p>80,6831%</text:p>
          </table:table-cell>
          <table:table-cell table:style-name="ce2" office:value-type="percentage" office:value="0.910902" calcext:value-type="percentage">
            <text:p>91,0902%</text:p>
          </table:table-cell>
          <table:table-cell table:style-name="ce2" office:value-type="percentage" office:value="0.595908" calcext:value-type="percentage">
            <text:p>59,5908%</text:p>
          </table:table-cell>
          <table:table-cell table:style-name="ce2" office:value-type="percentage" office:value="0.395685" calcext:value-type="percentage">
            <text:p>39,5685%</text:p>
          </table:table-cell>
          <table:table-cell table:style-name="ce2" office:value-type="percentage" office:value="0.91796" calcext:value-type="percentage">
            <text:p>91,7960%</text:p>
          </table:table-cell>
          <table:table-cell table:style-name="ce2" office:value-type="percentage" office:value="0.583899" calcext:value-type="percentage">
            <text:p>58,3899%</text:p>
          </table:table-cell>
          <table:table-cell table:style-name="ce2" office:value-type="percentage" office:value="0.809903" calcext:value-type="percentage">
            <text:p>80,9903%</text:p>
          </table:table-cell>
          <table:table-cell table:formula="of:=SUM([.C26:.J26])/8" office:value-type="float" office:value="0.714452625" calcext:value-type="float">
            <text:p>0,714452625</text:p>
          </table:table-cell>
        </table:table-row>
        <table:table-row table:style-name="ro1">
          <table:table-cell/>
          <table:table-cell office:value-type="string" calcext:value-type="string">
            <text:p>Root relative squared error </text:p>
          </table:table-cell>
          <table:table-cell table:style-name="ce2" office:value-type="percentage" office:value="0.747994" calcext:value-type="percentage">
            <text:p>74,7994%</text:p>
          </table:table-cell>
          <table:table-cell table:style-name="ce2" office:value-type="percentage" office:value="0.80257" calcext:value-type="percentage">
            <text:p>80,2570%</text:p>
          </table:table-cell>
          <table:table-cell table:style-name="ce2" office:value-type="percentage" office:value="0.939479" calcext:value-type="percentage">
            <text:p>93,9479%</text:p>
          </table:table-cell>
          <table:table-cell table:style-name="ce2" office:value-type="percentage" office:value="0.703482" calcext:value-type="percentage">
            <text:p>70,3482%</text:p>
          </table:table-cell>
          <table:table-cell table:style-name="ce2" office:value-type="percentage" office:value="0.405275" calcext:value-type="percentage">
            <text:p>40,5275%</text:p>
          </table:table-cell>
          <table:table-cell table:style-name="ce2" office:value-type="percentage" office:value="1.058385" calcext:value-type="percentage">
            <text:p>105,8385%</text:p>
          </table:table-cell>
          <table:table-cell table:style-name="ce2" office:value-type="percentage" office:value="0.609463" calcext:value-type="percentage">
            <text:p>60,9463%</text:p>
          </table:table-cell>
          <table:table-cell table:style-name="ce2" office:value-type="percentage" office:value="0.90907" calcext:value-type="percentage">
            <text:p>90,9070%</text:p>
          </table:table-cell>
          <table:table-cell table:formula="of:=SUM([.C27:.J27])/8" office:value-type="float" office:value="0.77196475" calcext:value-type="float">
            <text:p>0,771964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LASTICNET</text:p>
          </table:table-cell>
          <table:table-cell office:value-type="string" calcext:value-type="string">
            <text:p>Correlation</text:p>
          </table:table-cell>
          <table:table-cell office:value-type="float" office:value="0.6565" calcext:value-type="float">
            <text:p>0,6565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9191" calcext:value-type="float">
            <text:p>0,9191</text:p>
          </table:table-cell>
          <table:table-cell office:value-type="float" office:value="0.4883" calcext:value-type="float">
            <text:p>0,4883</text:p>
          </table:table-cell>
          <table:table-cell office:value-type="float" office:value="0.8547" calcext:value-type="float">
            <text:p>0,8547</text:p>
          </table:table-cell>
          <table:table-cell office:value-type="float" office:value="-0.1824" calcext:value-type="float">
            <text:p>-0,1824</text:p>
          </table:table-cell>
          <table:table-cell table:formula="of:=SUM([.C29:.J29])/8" office:value-type="float" office:value="0.5633125" calcext:value-type="float">
            <text:p>0,5633125</text:p>
          </table:table-cell>
        </table:table-row>
        <table:table-row table:style-name="ro1">
          <table:table-cell/>
          <table:table-cell office:value-type="string" calcext:value-type="string">
            <text:p>Kendall´s tau</text:p>
          </table:table-cell>
          <table:table-cell office:value-type="float" office:value="0.4444" calcext:value-type="float">
            <text:p>0,4444</text:p>
          </table:table-cell>
          <table:table-cell office:value-type="float" office:value="0.6365" calcext:value-type="float">
            <text:p>0,6365</text:p>
          </table:table-cell>
          <table:table-cell office:value-type="float" office:value="-0.0318" calcext:value-type="float">
            <text:p>-0,0318</text:p>
          </table:table-cell>
          <table:table-cell office:value-type="float" office:value="0.7308" calcext:value-type="float">
            <text:p>0,7308</text:p>
          </table:table-cell>
          <table:table-cell office:value-type="float" office:value="0.7479" calcext:value-type="float">
            <text:p>0,7479</text:p>
          </table:table-cell>
          <table:table-cell office:value-type="float" office:value="0.3876" calcext:value-type="float">
            <text:p>0,3876</text:p>
          </table:table-cell>
          <table:table-cell office:value-type="float" office:value="0.649" calcext:value-type="float">
            <text:p>0,649</text:p>
          </table:table-cell>
          <table:table-cell office:value-type="float" office:value="-0.1409" calcext:value-type="float">
            <text:p>-0,1409</text:p>
          </table:table-cell>
          <table:table-cell table:formula="of:=SUM([.C30:.J30])/8" office:value-type="float" office:value="0.4279375" calcext:value-type="float">
            <text:p>0,4279375</text:p>
          </table:table-cell>
        </table:table-row>
        <table:table-row table:style-name="ro1">
          <table:table-cell/>
          <table:table-cell office:value-type="string" calcext:value-type="string">
            <text:p>Spermanśrho</text:p>
          </table:table-cell>
          <table:table-cell office:value-type="float" office:value="0.6007" calcext:value-type="float">
            <text:p>0,6007</text:p>
          </table:table-cell>
          <table:table-cell office:value-type="float" office:value="0.786" calcext:value-type="float">
            <text:p>0,786</text:p>
          </table:table-cell>
          <table:table-cell office:value-type="float" office:value="-0.0477" calcext:value-type="float">
            <text:p>-0,0477</text:p>
          </table:table-cell>
          <table:table-cell office:value-type="float" office:value="0.8738" calcext:value-type="float">
            <text:p>0,8738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5182" calcext:value-type="float">
            <text:p>0,5182</text:p>
          </table:table-cell>
          <table:table-cell office:value-type="float" office:value="0.8193" calcext:value-type="float">
            <text:p>0,8193</text:p>
          </table:table-cell>
          <table:table-cell office:value-type="float" office:value="-0.1801" calcext:value-type="float">
            <text:p>-0,1801</text:p>
          </table:table-cell>
          <table:table-cell table:formula="of:=SUM([.C31:.J31])/8" office:value-type="float" office:value="0.531725" calcext:value-type="float">
            <text:p>0,531725</text:p>
          </table:table-cell>
        </table:table-row>
        <table:table-row table:style-name="ro1">
          <table:table-cell/>
          <table:table-cell office:value-type="string" calcext:value-type="string">
            <text:p>Mean absolute error </text:p>
          </table:table-cell>
          <table:table-cell office:value-type="float" office:value="5.0893" calcext:value-type="float">
            <text:p>5,0893</text:p>
          </table:table-cell>
          <table:table-cell office:value-type="float" office:value="1.5277" calcext:value-type="float">
            <text:p>1,5277</text:p>
          </table:table-cell>
          <table:table-cell office:value-type="float" office:value="6.3719" calcext:value-type="float">
            <text:p>6,3719</text:p>
          </table:table-cell>
          <table:table-cell office:value-type="float" office:value="3.7767" calcext:value-type="float">
            <text:p>3,7767</text:p>
          </table:table-cell>
          <table:table-cell office:value-type="float" office:value="4.3703" calcext:value-type="float">
            <text:p>4,3703</text:p>
          </table:table-cell>
          <table:table-cell office:value-type="float" office:value="6.6612" calcext:value-type="float">
            <text:p>6,6612</text:p>
          </table:table-cell>
          <table:table-cell office:value-type="float" office:value="4.9162" calcext:value-type="float">
            <text:p>4,9162</text:p>
          </table:table-cell>
          <table:table-cell office:value-type="float" office:value="3.2445" calcext:value-type="float">
            <text:p>3,2445</text:p>
          </table:table-cell>
          <table:table-cell table:formula="of:=SUM([.C32:.J32])/8" office:value-type="float" office:value="4.494725" calcext:value-type="float">
            <text:p>4,494725</text:p>
          </table:table-cell>
        </table:table-row>
        <table:table-row table:style-name="ro1">
          <table:table-cell/>
          <table:table-cell office:value-type="string" calcext:value-type="string">
            <text:p>Root mean squared error <text:s text:c="3"/></text:p>
          </table:table-cell>
          <table:table-cell office:value-type="float" office:value="5.6174" calcext:value-type="float">
            <text:p>5,6174</text:p>
          </table:table-cell>
          <table:table-cell office:value-type="float" office:value="1.9291" calcext:value-type="float">
            <text:p>1,9291</text:p>
          </table:table-cell>
          <table:table-cell office:value-type="float" office:value="7.6147" calcext:value-type="float">
            <text:p>7,6147</text:p>
          </table:table-cell>
          <table:table-cell office:value-type="float" office:value="5.0539" calcext:value-type="float">
            <text:p>5,0539</text:p>
          </table:table-cell>
          <table:table-cell office:value-type="float" office:value="5.2343" calcext:value-type="float">
            <text:p>5,2343</text:p>
          </table:table-cell>
          <table:table-cell office:value-type="float" office:value="10.5282" calcext:value-type="float">
            <text:p>10,5282</text:p>
          </table:table-cell>
          <table:table-cell office:value-type="float" office:value="6.3078" calcext:value-type="float">
            <text:p>6,3078</text:p>
          </table:table-cell>
          <table:table-cell table:style-name="ce4" office:value-type="float" office:value="4.049" calcext:value-type="float">
            <text:p>4,0490</text:p>
          </table:table-cell>
          <table:table-cell table:formula="of:=SUM([.C33:.J33])/8" office:value-type="float" office:value="5.7918" calcext:value-type="float">
            <text:p>5,7918</text:p>
          </table:table-cell>
        </table:table-row>
        <table:table-row table:style-name="ro1">
          <table:table-cell/>
          <table:table-cell office:value-type="string" calcext:value-type="string">
            <text:p>Relative absolute error </text:p>
          </table:table-cell>
          <table:table-cell table:style-name="ce2" office:value-type="percentage" office:value="0.729647" calcext:value-type="percentage">
            <text:p>72,9647%</text:p>
          </table:table-cell>
          <table:table-cell table:style-name="ce2" office:value-type="percentage" office:value="0.650065" calcext:value-type="percentage">
            <text:p>65,0065%</text:p>
          </table:table-cell>
          <table:table-cell table:style-name="ce2" office:value-type="percentage" office:value="0.931181" calcext:value-type="percentage">
            <text:p>93,1181%</text:p>
          </table:table-cell>
          <table:table-cell table:style-name="ce2" office:value-type="percentage" office:value="0.642838" calcext:value-type="percentage">
            <text:p>64,2838%</text:p>
          </table:table-cell>
          <table:table-cell table:style-name="ce2" office:value-type="percentage" office:value="0.458827" calcext:value-type="percentage">
            <text:p>45,8827%</text:p>
          </table:table-cell>
          <table:table-cell table:style-name="ce2" office:value-type="percentage" office:value="0.876478" calcext:value-type="percentage">
            <text:p>87,6478%</text:p>
          </table:table-cell>
          <table:table-cell table:style-name="ce2" office:value-type="percentage" office:value="0.550839" calcext:value-type="percentage">
            <text:p>55,0839%</text:p>
          </table:table-cell>
          <table:table-cell table:style-name="ce2" office:value-type="percentage" office:value="0.822145" calcext:value-type="percentage">
            <text:p>82,2145%</text:p>
          </table:table-cell>
          <table:table-cell table:formula="of:=SUM([.C34:.J34])/8" office:value-type="float" office:value="0.7077525" calcext:value-type="float">
            <text:p>0,7077525</text:p>
          </table:table-cell>
        </table:table-row>
        <table:table-row table:style-name="ro1">
          <table:table-cell/>
          <table:table-cell office:value-type="string" calcext:value-type="string">
            <text:p>Root relative squared error </text:p>
          </table:table-cell>
          <table:table-cell table:style-name="ce2" office:value-type="percentage" office:value="0.749009" calcext:value-type="percentage">
            <text:p>74,9009%</text:p>
          </table:table-cell>
          <table:table-cell table:style-name="ce2" office:value-type="percentage" office:value="0.536197" calcext:value-type="percentage">
            <text:p>53,6197%</text:p>
          </table:table-cell>
          <table:table-cell table:style-name="ce2" office:value-type="percentage" office:value="0.901198" calcext:value-type="percentage">
            <text:p>90,1198%</text:p>
          </table:table-cell>
          <table:table-cell table:style-name="ce2" office:value-type="percentage" office:value="0.716182" calcext:value-type="percentage">
            <text:p>71,6182%</text:p>
          </table:table-cell>
          <table:table-cell table:style-name="ce2" office:value-type="percentage" office:value="0.448434" calcext:value-type="percentage">
            <text:p>44,8434%</text:p>
          </table:table-cell>
          <table:table-cell table:style-name="ce2" office:value-type="percentage" office:value="1.030735" calcext:value-type="percentage">
            <text:p>103,0735%</text:p>
          </table:table-cell>
          <table:table-cell table:style-name="ce2" office:value-type="percentage" office:value="0.614831" calcext:value-type="percentage">
            <text:p>61,4831%</text:p>
          </table:table-cell>
          <table:table-cell table:style-name="ce2" office:value-type="percentage" office:value="0.920249" calcext:value-type="percentage">
            <text:p>92,0249%</text:p>
          </table:table-cell>
          <table:table-cell table:formula="of:=SUM([.C35:.J35])/8" office:value-type="float" office:value="0.739604375" calcext:value-type="float">
            <text:p>0,7396043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Correlation</text:p>
          </table:table-cell>
          <table:table-cell office:value-type="float" office:value="0.5486" calcext:value-type="float">
            <text:p>0,5486</text:p>
          </table:table-cell>
          <table:table-cell office:value-type="float" office:value="0.878" calcext:value-type="float">
            <text:p>0,878</text:p>
          </table:table-cell>
          <table:table-cell office:value-type="float" office:value="-0.0023" calcext:value-type="float">
            <text:p>-0,0023</text:p>
          </table:table-cell>
          <table:table-cell office:value-type="float" office:value="0.8521" calcext:value-type="float">
            <text:p>0,8521</text:p>
          </table:table-cell>
          <table:table-cell office:value-type="float" office:value="0.8542" calcext:value-type="float">
            <text:p>0,8542</text:p>
          </table:table-cell>
          <table:table-cell office:value-type="float" office:value="0.4705" calcext:value-type="float">
            <text:p>0,4705</text:p>
          </table:table-cell>
          <table:table-cell office:value-type="float" office:value="0.739" calcext:value-type="float">
            <text:p>0,739</text:p>
          </table:table-cell>
          <table:table-cell office:value-type="float" office:value="-0.0893" calcext:value-type="float">
            <text:p>-0,0893</text:p>
          </table:table-cell>
          <table:table-cell table:formula="of:=SUM([.C37:.J37])/8" office:value-type="float" office:value="0.53135" calcext:value-type="float">
            <text:p>0,53135</text:p>
          </table:table-cell>
        </table:table-row>
        <table:table-row table:style-name="ro1">
          <table:table-cell/>
          <table:table-cell office:value-type="string" calcext:value-type="string">
            <text:p>Kendall´s tau</text:p>
          </table:table-cell>
          <table:table-cell office:value-type="float" office:value="0.4183" calcext:value-type="float">
            <text:p>0,4183</text:p>
          </table:table-cell>
          <table:table-cell office:value-type="float" office:value="0.6251" calcext:value-type="float">
            <text:p>0,6251</text:p>
          </table:table-cell>
          <table:table-cell office:value-type="float" office:value="-0.0523" calcext:value-type="float">
            <text:p>-0,0523</text:p>
          </table:table-cell>
          <table:table-cell office:value-type="float" office:value="0.7024" calcext:value-type="float">
            <text:p>0,7024</text:p>
          </table:table-cell>
          <table:table-cell office:value-type="float" office:value="0.716" calcext:value-type="float">
            <text:p>0,716</text:p>
          </table:table-cell>
          <table:table-cell office:value-type="float" office:value="0.3967" calcext:value-type="float">
            <text:p>0,3967</text:p>
          </table:table-cell>
          <table:table-cell office:value-type="float" office:value="0.6012" calcext:value-type="float">
            <text:p>0,6012</text:p>
          </table:table-cell>
          <table:table-cell office:value-type="float" office:value="-0.0602" calcext:value-type="float">
            <text:p>-0,0602</text:p>
          </table:table-cell>
          <table:table-cell table:formula="of:=SUM([.C38:.J38])/8" office:value-type="float" office:value="0.4184" calcext:value-type="float">
            <text:p>0,4184</text:p>
          </table:table-cell>
        </table:table-row>
        <table:table-row table:style-name="ro1">
          <table:table-cell/>
          <table:table-cell office:value-type="string" calcext:value-type="string">
            <text:p>Spermanśrho</text:p>
          </table:table-cell>
          <table:table-cell office:value-type="float" office:value="0.5583" calcext:value-type="float">
            <text:p>0,5583</text:p>
          </table:table-cell>
          <table:table-cell office:value-type="float" office:value="0.7656" calcext:value-type="float">
            <text:p>0,7656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8549" calcext:value-type="float">
            <text:p>0,8549</text:p>
          </table:table-cell>
          <table:table-cell office:value-type="float" office:value="0.8587" calcext:value-type="float">
            <text:p>0,8587</text:p>
          </table:table-cell>
          <table:table-cell office:value-type="float" office:value="0.516" calcext:value-type="float">
            <text:p>0,516</text:p>
          </table:table-cell>
          <table:table-cell office:value-type="float" office:value="0.7671" calcext:value-type="float">
            <text:p>0,7671</text:p>
          </table:table-cell>
          <table:table-cell office:value-type="float" office:value="-0.0749" calcext:value-type="float">
            <text:p>-0,0749</text:p>
          </table:table-cell>
          <table:table-cell table:formula="of:=SUM([.C39:.J39])/8" office:value-type="float" office:value="0.5309" calcext:value-type="float">
            <text:p>0,5309</text:p>
          </table:table-cell>
        </table:table-row>
        <table:table-row table:style-name="ro1">
          <table:table-cell/>
          <table:table-cell office:value-type="string" calcext:value-type="string">
            <text:p>Mean absolute error </text:p>
          </table:table-cell>
          <table:table-cell office:value-type="float" office:value="5.7371" calcext:value-type="float">
            <text:p>5,7371</text:p>
          </table:table-cell>
          <table:table-cell office:value-type="float" office:value="1.6012" calcext:value-type="float">
            <text:p>1,6012</text:p>
          </table:table-cell>
          <table:table-cell office:value-type="float" office:value="6.2794" calcext:value-type="float">
            <text:p>6,2794</text:p>
          </table:table-cell>
          <table:table-cell office:value-type="float" office:value="4.4336" calcext:value-type="float">
            <text:p>4,4336</text:p>
          </table:table-cell>
          <table:table-cell office:value-type="float" office:value="6.6907" calcext:value-type="float">
            <text:p>6,6907</text:p>
          </table:table-cell>
          <table:table-cell office:value-type="float" office:value="6.8712" calcext:value-type="float">
            <text:p>6,8712</text:p>
          </table:table-cell>
          <table:table-cell office:value-type="float" office:value="6.5471" calcext:value-type="float">
            <text:p>6,5471</text:p>
          </table:table-cell>
          <table:table-cell office:value-type="float" office:value="3.4187" calcext:value-type="float">
            <text:p>3,4187</text:p>
          </table:table-cell>
          <table:table-cell table:formula="of:=SUM([.C40:.J40])/8" office:value-type="float" office:value="5.197375" calcext:value-type="float">
            <text:p>5,197375</text:p>
          </table:table-cell>
        </table:table-row>
        <table:table-row table:style-name="ro1">
          <table:table-cell/>
          <table:table-cell office:value-type="string" calcext:value-type="string">
            <text:p>Root mean squared error <text:s text:c="3"/></text:p>
          </table:table-cell>
          <table:table-cell office:value-type="float" office:value="6.2091" calcext:value-type="float">
            <text:p>6,2091</text:p>
          </table:table-cell>
          <table:table-cell office:value-type="float" office:value="2.0314" calcext:value-type="float">
            <text:p>2,0314</text:p>
          </table:table-cell>
          <table:table-cell office:value-type="float" office:value="7.5832" calcext:value-type="float">
            <text:p>7,5832</text:p>
          </table:table-cell>
          <table:table-cell office:value-type="float" office:value="5.8033" calcext:value-type="float">
            <text:p>5,8033</text:p>
          </table:table-cell>
          <table:table-cell office:value-type="float" office:value="7.857" calcext:value-type="float">
            <text:p>7,857</text:p>
          </table:table-cell>
          <table:table-cell office:value-type="float" office:value="10.9644" calcext:value-type="float">
            <text:p>10,9644</text:p>
          </table:table-cell>
          <table:table-cell office:value-type="float" office:value="7.7192" calcext:value-type="float">
            <text:p>7,7192</text:p>
          </table:table-cell>
          <table:table-cell office:value-type="float" office:value="4.289" calcext:value-type="float">
            <text:p>4,289</text:p>
          </table:table-cell>
          <table:table-cell table:formula="of:=SUM([.C41:.J41])/8" office:value-type="float" office:value="6.557075" calcext:value-type="float">
            <text:p>6,557075</text:p>
          </table:table-cell>
        </table:table-row>
        <table:table-row table:style-name="ro1">
          <table:table-cell/>
          <table:table-cell office:value-type="string" calcext:value-type="string">
            <text:p>Relative absolute error </text:p>
          </table:table-cell>
          <table:table-cell table:style-name="ce2" office:value-type="percentage" office:value="0.822529" calcext:value-type="percentage">
            <text:p>82,2529%</text:p>
          </table:table-cell>
          <table:table-cell table:style-name="ce2" office:value-type="percentage" office:value="0.681372" calcext:value-type="percentage">
            <text:p>68,1372%</text:p>
          </table:table-cell>
          <table:table-cell table:style-name="ce2" office:value-type="percentage" office:value="0.917652" calcext:value-type="percentage">
            <text:p>91,7652%</text:p>
          </table:table-cell>
          <table:table-cell table:style-name="ce2" office:value-type="percentage" office:value="0.754654" calcext:value-type="percentage">
            <text:p>75,4654%</text:p>
          </table:table-cell>
          <table:table-cell table:style-name="ce2" office:value-type="percentage" office:value="0.70244" calcext:value-type="percentage">
            <text:p>70,2440%</text:p>
          </table:table-cell>
          <table:table-cell table:style-name="ce2" office:value-type="percentage" office:value="0.98411" calcext:value-type="percentage">
            <text:p>98,4110%</text:p>
          </table:table-cell>
          <table:table-cell table:style-name="ce2" office:value-type="percentage" office:value="0.73357" calcext:value-type="percentage">
            <text:p>73,3570%</text:p>
          </table:table-cell>
          <table:table-cell table:style-name="ce2" office:value-type="percentage" office:value="0.866281" calcext:value-type="percentage">
            <text:p>86,6281%</text:p>
          </table:table-cell>
          <table:table-cell table:formula="of:=SUM([.C42:.J42])/8" office:value-type="float" office:value="0.807826" calcext:value-type="float">
            <text:p>0,807826</text:p>
          </table:table-cell>
        </table:table-row>
        <table:table-row table:style-name="ro1">
          <table:table-cell/>
          <table:table-cell office:value-type="string" calcext:value-type="string">
            <text:p>Root relative squared error </text:p>
          </table:table-cell>
          <table:table-cell table:style-name="ce2" office:value-type="percentage" office:value="0.827906" calcext:value-type="percentage">
            <text:p>82,7906%</text:p>
          </table:table-cell>
          <table:table-cell table:style-name="ce2" office:value-type="percentage" office:value="0.564614" calcext:value-type="percentage">
            <text:p>56,4614%</text:p>
          </table:table-cell>
          <table:table-cell table:style-name="ce2" office:value-type="percentage" office:value="0.897468" calcext:value-type="percentage">
            <text:p>89,7468%</text:p>
          </table:table-cell>
          <table:table-cell table:style-name="ce2" office:value-type="percentage" office:value="0.822379" calcext:value-type="percentage">
            <text:p>82,2379%</text:p>
          </table:table-cell>
          <table:table-cell table:style-name="ce2" office:value-type="percentage" office:value="0.673124" calcext:value-type="percentage">
            <text:p>67,3124%</text:p>
          </table:table-cell>
          <table:table-cell table:style-name="ce2" office:value-type="percentage" office:value="1.073436" calcext:value-type="percentage">
            <text:p>107,3436%</text:p>
          </table:table-cell>
          <table:table-cell table:style-name="ce2" office:value-type="percentage" office:value="0.752396" calcext:value-type="percentage">
            <text:p>75,2396%</text:p>
          </table:table-cell>
          <table:table-cell table:style-name="ce2" office:value-type="percentage" office:value="0.9748" calcext:value-type="percentage">
            <text:p>97,4800%</text:p>
          </table:table-cell>
          <table:table-cell table:formula="of:=SUM([.C43:.J43])/8" office:value-type="float" office:value="0.823265375" calcext:value-type="float">
            <text:p>0,823265375</text:p>
          </table:table-cell>
        </table:table-row>
      </table:table>
      <table:table table:name="Sklearn_sem_standard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3" table:number-columns-repeated="7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Treino Instances</text:p>
          </table:table-cell>
          <table:table-cell/>
          <table:table-cell table:style-name="Default" office:value-type="string" calcext:value-type="string">
            <text:p>: <text:s text:c="3"/>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Total Number of Instances <text:s text:c="14"/></text:p>
          </table:table-cell>
          <table:table-cell/>
          <table:table-cell table:style-name="Default"/>
          <table:table-cell table:style-name="Default" office:value-type="float" office:value="64" calcext:value-type="float">
            <text:p>64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MAE</text:p>
          </table:table-cell>
          <table:table-cell office:value-type="float" office:value="5.06579876501556" calcext:value-type="float">
            <text:p>5,0658</text:p>
          </table:table-cell>
          <table:table-cell office:value-type="float" office:value="2.12453492697842" calcext:value-type="float">
            <text:p>2,1245</text:p>
          </table:table-cell>
          <table:table-cell office:value-type="float" office:value="6.28840145809994" calcext:value-type="float">
            <text:p>6,2884</text:p>
          </table:table-cell>
          <table:table-cell office:value-type="float" office:value="4.15773166649467" calcext:value-type="float">
            <text:p>4,1577</text:p>
          </table:table-cell>
          <table:table-cell office:value-type="float" office:value="4.65739928437094" calcext:value-type="float">
            <text:p>4,6574</text:p>
          </table:table-cell>
          <table:table-cell office:value-type="float" office:value="7.20640187446224" calcext:value-type="float">
            <text:p>7,2064</text:p>
          </table:table-cell>
          <table:table-cell office:value-type="float" office:value="5.64448608737119" calcext:value-type="float">
            <text:p>5,6445</text:p>
          </table:table-cell>
          <table:table-cell office:value-type="float" office:value="3.40869809703023" calcext:value-type="float">
            <text:p>3,4087</text:p>
          </table:table-cell>
          <table:table-cell table:formula="of:=SUM([.C4:.J4])/8" office:value-type="float" office:value="4.8191815199779" calcext:value-type="float">
            <text:p>4,8192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36.6092035065305" calcext:value-type="float">
            <text:p>36,6092</text:p>
          </table:table-cell>
          <table:table-cell office:value-type="float" office:value="7.60873667004596" calcext:value-type="float">
            <text:p>7,6087</text:p>
          </table:table-cell>
          <table:table-cell office:value-type="float" office:value="59.3331155079325" calcext:value-type="float">
            <text:p>59,3331</text:p>
          </table:table-cell>
          <table:table-cell office:value-type="float" office:value="30.5999294334562" calcext:value-type="float">
            <text:p>30,5999</text:p>
          </table:table-cell>
          <table:table-cell office:value-type="float" office:value="31.1636705570134" calcext:value-type="float">
            <text:p>31,1637</text:p>
          </table:table-cell>
          <table:table-cell office:value-type="float" office:value="121.119233063416" calcext:value-type="float">
            <text:p>121,1192</text:p>
          </table:table-cell>
          <table:table-cell office:value-type="float" office:value="47.2319450518406" calcext:value-type="float">
            <text:p>47,2319</text:p>
          </table:table-cell>
          <table:table-cell office:value-type="float" office:value="17.0631983774366" calcext:value-type="float">
            <text:p>17,0632</text:p>
          </table:table-cell>
          <table:table-cell table:formula="of:=SUM([.C5:.J5])/8" office:value-type="float" office:value="43.841129020959" calcext:value-type="float">
            <text:p>43,8411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6.05055398344074" calcext:value-type="float">
            <text:p>6,0506</text:p>
          </table:table-cell>
          <table:table-cell office:value-type="float" office:value="2.75839385694755" calcext:value-type="float">
            <text:p>2,7584</text:p>
          </table:table-cell>
          <table:table-cell office:value-type="float" office:value="7.70279919950745" calcext:value-type="float">
            <text:p>7,7028</text:p>
          </table:table-cell>
          <table:table-cell office:value-type="float" office:value="5.53172029602511" calcext:value-type="float">
            <text:p>5,5317</text:p>
          </table:table-cell>
          <table:table-cell office:value-type="float" office:value="5.58244306348156" calcext:value-type="float">
            <text:p>5,5824</text:p>
          </table:table-cell>
          <table:table-cell office:value-type="float" office:value="11.0054183502226" calcext:value-type="float">
            <text:p>11,0054</text:p>
          </table:table-cell>
          <table:table-cell office:value-type="float" office:value="6.87255011271948" calcext:value-type="float">
            <text:p>6,8726</text:p>
          </table:table-cell>
          <table:table-cell office:value-type="float" office:value="4.13076244505014" calcext:value-type="float">
            <text:p>4,1308</text:p>
          </table:table-cell>
          <table:table-cell table:formula="of:=SUM([.C6:.J6])/8" office:value-type="float" office:value="6.20433016342433" calcext:value-type="float">
            <text:p>6,2043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53.6445" calcext:value-type="float">
            <text:p>53,6445</text:p>
          </table:table-cell>
          <table:table-cell office:value-type="float" office:value="52.1664" calcext:value-type="float">
            <text:p>52,1664</text:p>
          </table:table-cell>
          <table:table-cell office:value-type="float" office:value="56.1785" calcext:value-type="float">
            <text:p>56,1785</text:p>
          </table:table-cell>
          <table:table-cell office:value-type="float" office:value="52.4356" calcext:value-type="float">
            <text:p>52,4356</text:p>
          </table:table-cell>
          <table:table-cell office:value-type="float" office:value="41.5442" calcext:value-type="float">
            <text:p>41,5442</text:p>
          </table:table-cell>
          <table:table-cell office:value-type="float" office:value="63.8952" calcext:value-type="float">
            <text:p>63,8952</text:p>
          </table:table-cell>
          <table:table-cell office:value-type="float" office:value="49.2682" calcext:value-type="float">
            <text:p>49,2682</text:p>
          </table:table-cell>
          <table:table-cell office:value-type="float" office:value="53.1186" calcext:value-type="float">
            <text:p>53,1186</text:p>
          </table:table-cell>
          <table:table-cell table:formula="of:=SUM([.C7:.J7])/8" office:value-type="float" office:value="52.7814" calcext:value-type="float">
            <text:p>52,781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Gradient Boosting Regression</text:p>
          </table:table-cell>
          <table:table-cell office:value-type="string" calcext:value-type="string">
            <text:p>MAE</text:p>
          </table:table-cell>
          <table:table-cell office:value-type="float" office:value="5.5249086589717" calcext:value-type="float">
            <text:p>5,5249</text:p>
          </table:table-cell>
          <table:table-cell office:value-type="float" office:value="2.49880463991284" calcext:value-type="float">
            <text:p>2,4988</text:p>
          </table:table-cell>
          <table:table-cell office:value-type="float" office:value="6.30691181195128" calcext:value-type="float">
            <text:p>6,3069</text:p>
          </table:table-cell>
          <table:table-cell office:value-type="float" office:value="4.18362615979604" calcext:value-type="float">
            <text:p>4,1836</text:p>
          </table:table-cell>
          <table:table-cell office:value-type="float" office:value="6.87980494223827" calcext:value-type="float">
            <text:p>6,8798</text:p>
          </table:table-cell>
          <table:table-cell office:value-type="float" office:value="7.37398173357689" calcext:value-type="float">
            <text:p>7,3740</text:p>
          </table:table-cell>
          <table:table-cell office:value-type="float" office:value="6.02696261653598" calcext:value-type="float">
            <text:p>6,0270</text:p>
          </table:table-cell>
          <table:table-cell office:value-type="float" office:value="3.45669094364552" calcext:value-type="float">
            <text:p>3,4567</text:p>
          </table:table-cell>
          <table:table-cell table:formula="of:=SUM([.C9:.J9])/8" office:value-type="float" office:value="5.28146143832856" calcext:value-type="float">
            <text:p>5,2815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37.6869018107813" calcext:value-type="float">
            <text:p>37,6869</text:p>
          </table:table-cell>
          <table:table-cell office:value-type="float" office:value="9.56279615109759" calcext:value-type="float">
            <text:p>9,5628</text:p>
          </table:table-cell>
          <table:table-cell office:value-type="float" office:value="60.3071043683447" calcext:value-type="float">
            <text:p>60,3071</text:p>
          </table:table-cell>
          <table:table-cell office:value-type="float" office:value="37.1018569250442" calcext:value-type="float">
            <text:p>37,1019</text:p>
          </table:table-cell>
          <table:table-cell office:value-type="float" office:value="70.5147746852445" calcext:value-type="float">
            <text:p>70,5148</text:p>
          </table:table-cell>
          <table:table-cell office:value-type="float" office:value="131.580385694771" calcext:value-type="float">
            <text:p>131,5804</text:p>
          </table:table-cell>
          <table:table-cell office:value-type="float" office:value="51.5248886050836" calcext:value-type="float">
            <text:p>51,5249</text:p>
          </table:table-cell>
          <table:table-cell office:value-type="float" office:value="18.4667657176463" calcext:value-type="float">
            <text:p>18,4668</text:p>
          </table:table-cell>
          <table:table-cell table:formula="of:=SUM([.C10:.J10])/8" office:value-type="float" office:value="52.0931842447516" calcext:value-type="float">
            <text:p>52,0932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6.1389658584147" calcext:value-type="float">
            <text:p>6,1390</text:p>
          </table:table-cell>
          <table:table-cell office:value-type="float" office:value="3.09237710363688" calcext:value-type="float">
            <text:p>3,0924</text:p>
          </table:table-cell>
          <table:table-cell office:value-type="float" office:value="7.76576489267765" calcext:value-type="float">
            <text:p>7,7658</text:p>
          </table:table-cell>
          <table:table-cell office:value-type="float" office:value="6.09112936367667" calcext:value-type="float">
            <text:p>6,0911</text:p>
          </table:table-cell>
          <table:table-cell office:value-type="float" office:value="8.39730758548504" calcext:value-type="float">
            <text:p>8,3973</text:p>
          </table:table-cell>
          <table:table-cell office:value-type="float" office:value="11.4708493885488" calcext:value-type="float">
            <text:p>11,4708</text:p>
          </table:table-cell>
          <table:table-cell office:value-type="float" office:value="7.17808390903057" calcext:value-type="float">
            <text:p>7,1781</text:p>
          </table:table-cell>
          <table:table-cell office:value-type="float" office:value="4.29729749001001" calcext:value-type="float">
            <text:p>4,2973</text:p>
          </table:table-cell>
          <table:table-cell table:formula="of:=SUM([.C11:.J11])/8" office:value-type="float" office:value="6.80397194893504" calcext:value-type="float">
            <text:p>6,8040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89.2742" calcext:value-type="float">
            <text:p>89,2742</text:p>
          </table:table-cell>
          <table:table-cell office:value-type="float" office:value="89.5919" calcext:value-type="float">
            <text:p>89,5919</text:p>
          </table:table-cell>
          <table:table-cell office:value-type="float" office:value="91.3203" calcext:value-type="float">
            <text:p>91,3203</text:p>
          </table:table-cell>
          <table:table-cell office:value-type="float" office:value="88.3856" calcext:value-type="float">
            <text:p>88,3856</text:p>
          </table:table-cell>
          <table:table-cell office:value-type="float" office:value="87.7073" calcext:value-type="float">
            <text:p>87,7073</text:p>
          </table:table-cell>
          <table:table-cell office:value-type="float" office:value="93.1583" calcext:value-type="float">
            <text:p>93,1583</text:p>
          </table:table-cell>
          <table:table-cell office:value-type="float" office:value="88.2853" calcext:value-type="float">
            <text:p>88,2853</text:p>
          </table:table-cell>
          <table:table-cell office:value-type="float" office:value="90.1318" calcext:value-type="float">
            <text:p>90,1318</text:p>
          </table:table-cell>
          <table:table-cell table:formula="of:=SUM([.C12:.J12])/8" office:value-type="float" office:value="89.7318375" calcext:value-type="float">
            <text:p>89,731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Decision Tree Regression</text:p>
          </table:table-cell>
          <table:table-cell office:value-type="string" calcext:value-type="string">
            <text:p>MAE</text:p>
          </table:table-cell>
          <table:table-cell office:value-type="float" office:value="8.3625" calcext:value-type="float">
            <text:p>8,3625</text:p>
          </table:table-cell>
          <table:table-cell office:value-type="float" office:value="5.2734375" calcext:value-type="float">
            <text:p>5,2734</text:p>
          </table:table-cell>
          <table:table-cell office:value-type="float" office:value="7.0984375" calcext:value-type="float">
            <text:p>7,0984</text:p>
          </table:table-cell>
          <table:table-cell office:value-type="float" office:value="6.0671875" calcext:value-type="float">
            <text:p>6,0672</text:p>
          </table:table-cell>
          <table:table-cell office:value-type="float" office:value="6.35" calcext:value-type="float">
            <text:p>6,3500</text:p>
          </table:table-cell>
          <table:table-cell office:value-type="float" office:value="8.9625" calcext:value-type="float">
            <text:p>8,9625</text:p>
          </table:table-cell>
          <table:table-cell office:value-type="float" office:value="5.6625" calcext:value-type="float">
            <text:p>5,6625</text:p>
          </table:table-cell>
          <table:table-cell office:value-type="float" office:value="4.25" calcext:value-type="float">
            <text:p>4,2500</text:p>
          </table:table-cell>
          <table:table-cell table:formula="of:=SUM([.C14:.J14])/8" office:value-type="float" office:value="6.5033203125" calcext:value-type="float">
            <text:p>6,5033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92.504375" calcext:value-type="float">
            <text:p>92,5044</text:p>
          </table:table-cell>
          <table:table-cell office:value-type="float" office:value="50.84859375" calcext:value-type="float">
            <text:p>50,8486</text:p>
          </table:table-cell>
          <table:table-cell office:value-type="float" office:value="69.89109375" calcext:value-type="float">
            <text:p>69,8911</text:p>
          </table:table-cell>
          <table:table-cell office:value-type="float" office:value="68.24859375" calcext:value-type="float">
            <text:p>68,2486</text:p>
          </table:table-cell>
          <table:table-cell office:value-type="float" office:value="59.86875" calcext:value-type="float">
            <text:p>59,8688</text:p>
          </table:table-cell>
          <table:table-cell office:value-type="float" office:value="142.4328125" calcext:value-type="float">
            <text:p>142,4328</text:p>
          </table:table-cell>
          <table:table-cell office:value-type="float" office:value="49.9846875" calcext:value-type="float">
            <text:p>49,9847</text:p>
          </table:table-cell>
          <table:table-cell office:value-type="float" office:value="41.191875" calcext:value-type="float">
            <text:p>41,1919</text:p>
          </table:table-cell>
          <table:table-cell table:formula="of:=SUM([.C15:.J15])/8" office:value-type="float" office:value="71.87134765625" calcext:value-type="float">
            <text:p>71,8713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9.61791947356599" calcext:value-type="float">
            <text:p>9,6179</text:p>
          </table:table-cell>
          <table:table-cell office:value-type="float" office:value="7.13081999141754" calcext:value-type="float">
            <text:p>7,1308</text:p>
          </table:table-cell>
          <table:table-cell office:value-type="float" office:value="8.36008933863748" calcext:value-type="float">
            <text:p>8,3601</text:p>
          </table:table-cell>
          <table:table-cell office:value-type="float" office:value="8.26127071036896" calcext:value-type="float">
            <text:p>8,2613</text:p>
          </table:table-cell>
          <table:table-cell office:value-type="float" office:value="7.73748990306288" calcext:value-type="float">
            <text:p>7,7375</text:p>
          </table:table-cell>
          <table:table-cell office:value-type="float" office:value="11.9345218798241" calcext:value-type="float">
            <text:p>11,9345</text:p>
          </table:table-cell>
          <table:table-cell office:value-type="float" office:value="7.06998497169549" calcext:value-type="float">
            <text:p>7,0700</text:p>
          </table:table-cell>
          <table:table-cell office:value-type="float" office:value="6.41808966905262" calcext:value-type="float">
            <text:p>6,4181</text:p>
          </table:table-cell>
          <table:table-cell table:formula="of:=SUM([.C16:.J16])/8" office:value-type="float" office:value="8.31627324220313" calcext:value-type="float">
            <text:p>8,3163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8" office:value-type="float" office:value="100" calcext:value-type="float">
            <text:p>100,0000</text:p>
          </table:table-cell>
          <table:table-cell table:formula="of:=SUM([.C17:.J17])/8" office:value-type="float" office:value="100" calcext:value-type="float">
            <text:p>10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M Regression</text:p>
          </table:table-cell>
          <table:table-cell office:value-type="string" calcext:value-type="string">
            <text:p>MAE</text:p>
          </table:table-cell>
          <table:table-cell office:value-type="float" office:value="6.975" calcext:value-type="float">
            <text:p>6,9750</text:p>
          </table:table-cell>
          <table:table-cell office:value-type="float" office:value="3.68333333333336" calcext:value-type="float">
            <text:p>3,6833</text:p>
          </table:table-cell>
          <table:table-cell office:value-type="float" office:value="5.80833333333333" calcext:value-type="float">
            <text:p>5,8083</text:p>
          </table:table-cell>
          <table:table-cell office:value-type="float" office:value="5.875" calcext:value-type="float">
            <text:p>5,8750</text:p>
          </table:table-cell>
          <table:table-cell office:value-type="float" office:value="9.525" calcext:value-type="float">
            <text:p>9,5250</text:p>
          </table:table-cell>
          <table:table-cell office:value-type="float" office:value="7.6" calcext:value-type="float">
            <text:p>7,6000</text:p>
          </table:table-cell>
          <table:table-cell office:value-type="float" office:value="8.925" calcext:value-type="float">
            <text:p>8,9250</text:p>
          </table:table-cell>
          <table:table-cell office:value-type="float" office:value="2.48333333333334" calcext:value-type="float">
            <text:p>2,4833</text:p>
          </table:table-cell>
          <table:table-cell table:formula="of:=SUM([.C19:.J19])/8" office:value-type="float" office:value="6.359375" calcext:value-type="float">
            <text:p>6,3594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62.8625000000001" calcext:value-type="float">
            <text:p>62,8625</text:p>
          </table:table-cell>
          <table:table-cell office:value-type="float" office:value="24.9394444444446" calcext:value-type="float">
            <text:p>24,9394</text:p>
          </table:table-cell>
          <table:table-cell office:value-type="float" office:value="56.388611111111" calcext:value-type="float">
            <text:p>56,3886</text:p>
          </table:table-cell>
          <table:table-cell office:value-type="float" office:value="50.6625" calcext:value-type="float">
            <text:p>50,6625</text:p>
          </table:table-cell>
          <table:table-cell office:value-type="float" office:value="150.351944444445" calcext:value-type="float">
            <text:p>150,3519</text:p>
          </table:table-cell>
          <table:table-cell office:value-type="float" office:value="113.3225" calcext:value-type="float">
            <text:p>113,3225</text:p>
          </table:table-cell>
          <table:table-cell office:value-type="float" office:value="102.2825" calcext:value-type="float">
            <text:p>102,2825</text:p>
          </table:table-cell>
          <table:table-cell office:value-type="float" office:value="9.38611111111118" calcext:value-type="float">
            <text:p>9,3861</text:p>
          </table:table-cell>
          <table:table-cell table:formula="of:=SUM([.C20:.J20])/8" office:value-type="float" office:value="71.274513888889" calcext:value-type="float">
            <text:p>71,2745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7.9285875160712" calcext:value-type="float">
            <text:p>7,9286</text:p>
          </table:table-cell>
          <table:table-cell office:value-type="float" office:value="4.9939407730213" calcext:value-type="float">
            <text:p>4,9939</text:p>
          </table:table-cell>
          <table:table-cell office:value-type="float" office:value="7.50923505499136" calcext:value-type="float">
            <text:p>7,5092</text:p>
          </table:table-cell>
          <table:table-cell office:value-type="float" office:value="7.11775947893718" calcext:value-type="float">
            <text:p>7,1178</text:p>
          </table:table-cell>
          <table:table-cell office:value-type="float" office:value="12.2618083676285" calcext:value-type="float">
            <text:p>12,2618</text:p>
          </table:table-cell>
          <table:table-cell office:value-type="float" office:value="10.6453041290515" calcext:value-type="float">
            <text:p>10,6453</text:p>
          </table:table-cell>
          <table:table-cell office:value-type="float" office:value="10.1134811019747" calcext:value-type="float">
            <text:p>10,1135</text:p>
          </table:table-cell>
          <table:table-cell office:value-type="float" office:value="3.06367607803292" calcext:value-type="float">
            <text:p>3,0637</text:p>
          </table:table-cell>
          <table:table-cell table:formula="of:=SUM([.C21:.J21])/8" office:value-type="float" office:value="7.95422406246358" calcext:value-type="float">
            <text:p>7,9542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12.4747" calcext:value-type="float">
            <text:p>12,4747</text:p>
          </table:table-cell>
          <table:table-cell office:value-type="float" office:value="8.5598" calcext:value-type="float">
            <text:p>8,5598</text:p>
          </table:table-cell>
          <table:table-cell office:value-type="float" office:value="11.0136" calcext:value-type="float">
            <text:p>11,0136</text:p>
          </table:table-cell>
          <table:table-cell office:value-type="float" office:value="11.5567" calcext:value-type="float">
            <text:p>11,5567</text:p>
          </table:table-cell>
          <table:table-cell office:value-type="float" office:value="16.5245" calcext:value-type="float">
            <text:p>16,5245</text:p>
          </table:table-cell>
          <table:table-cell office:value-type="float" office:value="14.2134" calcext:value-type="float">
            <text:p>14,2134</text:p>
          </table:table-cell>
          <table:table-cell office:value-type="float" office:value="10.8" calcext:value-type="float">
            <text:p>10,8000</text:p>
          </table:table-cell>
          <table:table-cell office:value-type="float" office:value="13.6968" calcext:value-type="float">
            <text:p>13,6968</text:p>
          </table:table-cell>
          <table:table-cell table:formula="of:=SUM([.C22:.J22])/8" office:value-type="float" office:value="12.3549375" calcext:value-type="float">
            <text:p>12,3549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Random Forest Regressor</text:p>
          </table:table-cell>
          <table:table-cell office:value-type="string" calcext:value-type="string">
            <text:p>MAE</text:p>
          </table:table-cell>
          <table:table-cell office:value-type="float" office:value="5.42159375000001" calcext:value-type="float">
            <text:p>5,4216</text:p>
          </table:table-cell>
          <table:table-cell office:value-type="float" office:value="2.32716250000001" calcext:value-type="float">
            <text:p>2,3272</text:p>
          </table:table-cell>
          <table:table-cell office:value-type="float" office:value="6.38171875000002" calcext:value-type="float">
            <text:p>6,3817</text:p>
          </table:table-cell>
          <table:table-cell office:value-type="float" office:value="4.46134062499995" calcext:value-type="float">
            <text:p>4,4613</text:p>
          </table:table-cell>
          <table:table-cell office:value-type="float" office:value="6.35547187499996" calcext:value-type="float">
            <text:p>6,3555</text:p>
          </table:table-cell>
          <table:table-cell office:value-type="float" office:value="7.26771562499992" calcext:value-type="float">
            <text:p>7,2677</text:p>
          </table:table-cell>
          <table:table-cell office:value-type="float" office:value="6.396846875" calcext:value-type="float">
            <text:p>6,3968</text:p>
          </table:table-cell>
          <table:table-cell office:value-type="float" office:value="3.65229687500003" calcext:value-type="float">
            <text:p>3,6523</text:p>
          </table:table-cell>
          <table:table-cell table:formula="of:=SUM([.C24:.J24])/8" office:value-type="float" office:value="5.28301835937499" calcext:value-type="float">
            <text:p>5,2830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35.8279930825001" calcext:value-type="float">
            <text:p>35,8280</text:p>
          </table:table-cell>
          <table:table-cell office:value-type="float" office:value="8.25113771000002" calcext:value-type="float">
            <text:p>8,2511</text:p>
          </table:table-cell>
          <table:table-cell office:value-type="float" office:value="57.82638104" calcext:value-type="float">
            <text:p>57,8264</text:p>
          </table:table-cell>
          <table:table-cell office:value-type="float" office:value="36.6056052568742" calcext:value-type="float">
            <text:p>36,6056</text:p>
          </table:table-cell>
          <table:table-cell office:value-type="float" office:value="59.8879141131239" calcext:value-type="float">
            <text:p>59,8879</text:p>
          </table:table-cell>
          <table:table-cell office:value-type="float" office:value="124.786653054373" calcext:value-type="float">
            <text:p>124,7867</text:p>
          </table:table-cell>
          <table:table-cell office:value-type="float" office:value="54.743284700625" calcext:value-type="float">
            <text:p>54,7433</text:p>
          </table:table-cell>
          <table:table-cell office:value-type="float" office:value="20.3792811543753" calcext:value-type="float">
            <text:p>20,3793</text:p>
          </table:table-cell>
          <table:table-cell table:formula="of:=SUM([.C25:.J25])/8" office:value-type="float" office:value="49.788531263984" calcext:value-type="float">
            <text:p>49,7885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5.9856489274347" calcext:value-type="float">
            <text:p>5,9856</text:p>
          </table:table-cell>
          <table:table-cell office:value-type="float" office:value="2.87247936633147" calcext:value-type="float">
            <text:p>2,8725</text:p>
          </table:table-cell>
          <table:table-cell office:value-type="float" office:value="7.60436591965431" calcext:value-type="float">
            <text:p>7,6044</text:p>
          </table:table-cell>
          <table:table-cell office:value-type="float" office:value="6.05025662735674" calcext:value-type="float">
            <text:p>6,0503</text:p>
          </table:table-cell>
          <table:table-cell office:value-type="float" office:value="7.7387281973929" calcext:value-type="float">
            <text:p>7,7387</text:p>
          </table:table-cell>
          <table:table-cell office:value-type="float" office:value="11.1707946473997" calcext:value-type="float">
            <text:p>11,1708</text:p>
          </table:table-cell>
          <table:table-cell office:value-type="float" office:value="7.39887050167963" calcext:value-type="float">
            <text:p>7,3989</text:p>
          </table:table-cell>
          <table:table-cell office:value-type="float" office:value="4.5143417188307" calcext:value-type="float">
            <text:p>4,5143</text:p>
          </table:table-cell>
          <table:table-cell table:formula="of:=SUM([.C26:.J26])/8" office:value-type="float" office:value="6.66693573826001" calcext:value-type="float">
            <text:p>6,6669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94.2247" calcext:value-type="float">
            <text:p>94,2247</text:p>
          </table:table-cell>
          <table:table-cell office:value-type="float" office:value="94.156" calcext:value-type="float">
            <text:p>94,1560</text:p>
          </table:table-cell>
          <table:table-cell office:value-type="float" office:value="94.5297" calcext:value-type="float">
            <text:p>94,5297</text:p>
          </table:table-cell>
          <table:table-cell office:value-type="float" office:value="94.275" calcext:value-type="float">
            <text:p>94,2750</text:p>
          </table:table-cell>
          <table:table-cell office:value-type="float" office:value="92.9854" calcext:value-type="float">
            <text:p>92,9854</text:p>
          </table:table-cell>
          <table:table-cell office:value-type="float" office:value="95.9755" calcext:value-type="float">
            <text:p>95,9755</text:p>
          </table:table-cell>
          <table:table-cell office:value-type="float" office:value="93.5486" calcext:value-type="float">
            <text:p>93,5486</text:p>
          </table:table-cell>
          <table:table-cell office:value-type="float" office:value="94.5074" calcext:value-type="float">
            <text:p>94,5074</text:p>
          </table:table-cell>
          <table:table-cell table:formula="of:=SUM([.C27:.J27])/8" office:value-type="float" office:value="94.2752875" calcext:value-type="float">
            <text:p>94,275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AE</text:p>
          </table:table-cell>
          <table:table-cell office:value-type="float" office:value="24.828125" calcext:value-type="float">
            <text:p>24,8281</text:p>
          </table:table-cell>
          <table:table-cell office:value-type="float" office:value="26.79375" calcext:value-type="float">
            <text:p>26,7938</text:p>
          </table:table-cell>
          <table:table-cell office:value-type="float" office:value="27.15" calcext:value-type="float">
            <text:p>27,1500</text:p>
          </table:table-cell>
          <table:table-cell office:value-type="float" office:value="22.69375" calcext:value-type="float">
            <text:p>22,6938</text:p>
          </table:table-cell>
          <table:table-cell office:value-type="float" office:value="28.696875" calcext:value-type="float">
            <text:p>28,6969</text:p>
          </table:table-cell>
          <table:table-cell office:value-type="float" office:value="33.453125" calcext:value-type="float">
            <text:p>33,4531</text:p>
          </table:table-cell>
          <table:table-cell office:value-type="float" office:value="25.825" calcext:value-type="float">
            <text:p>25,8250</text:p>
          </table:table-cell>
          <table:table-cell office:value-type="float" office:value="26.509375" calcext:value-type="float">
            <text:p>26,5094</text:p>
          </table:table-cell>
          <table:table-cell table:formula="of:=SUM([.C29:.J29])/8" office:value-type="float" office:value="26.99375" calcext:value-type="float">
            <text:p>26,9938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685.556875" calcext:value-type="float">
            <text:p>685,5569</text:p>
          </table:table-cell>
          <table:table-cell office:value-type="float" office:value="751.559375" calcext:value-type="float">
            <text:p>751,5594</text:p>
          </table:table-cell>
          <table:table-cell office:value-type="float" office:value="816.8975" calcext:value-type="float">
            <text:p>816,8975</text:p>
          </table:table-cell>
          <table:table-cell office:value-type="float" office:value="545.8825" calcext:value-type="float">
            <text:p>545,8825</text:p>
          </table:table-cell>
          <table:table-cell office:value-type="float" office:value="884.149375" calcext:value-type="float">
            <text:p>884,1494</text:p>
          </table:table-cell>
          <table:table-cell office:value-type="float" office:value="1219.47" calcext:value-type="float">
            <text:p>1219,4700</text:p>
          </table:table-cell>
          <table:table-cell office:value-type="float" office:value="734.9" calcext:value-type="float">
            <text:p>734,9000</text:p>
          </table:table-cell>
          <table:table-cell office:value-type="float" office:value="730.82625" calcext:value-type="float">
            <text:p>730,8263</text:p>
          </table:table-cell>
          <table:table-cell table:formula="of:=SUM([.C30:.J30])/8" office:value-type="float" office:value="796.155234375" calcext:value-type="float">
            <text:p>796,1552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26.1831410453368" calcext:value-type="float">
            <text:p>26,1831</text:p>
          </table:table-cell>
          <table:table-cell office:value-type="float" office:value="27.4145832541733" calcext:value-type="float">
            <text:p>27,4146</text:p>
          </table:table-cell>
          <table:table-cell office:value-type="float" office:value="28.5814187891364" calcext:value-type="float">
            <text:p>28,5814</text:p>
          </table:table-cell>
          <table:table-cell office:value-type="float" office:value="23.3641284879193" calcext:value-type="float">
            <text:p>23,3641</text:p>
          </table:table-cell>
          <table:table-cell office:value-type="float" office:value="29.7346494009934" calcext:value-type="float">
            <text:p>29,7346</text:p>
          </table:table-cell>
          <table:table-cell office:value-type="float" office:value="34.9209106410472" calcext:value-type="float">
            <text:p>34,9209</text:p>
          </table:table-cell>
          <table:table-cell office:value-type="float" office:value="27.1090390829332" calcext:value-type="float">
            <text:p>27,1090</text:p>
          </table:table-cell>
          <table:table-cell office:value-type="float" office:value="27.0337982902884" calcext:value-type="float">
            <text:p>27,0338</text:p>
          </table:table-cell>
          <table:table-cell table:formula="of:=SUM([.C31:.J31])/8" office:value-type="float" office:value="28.0427086239785" calcext:value-type="float">
            <text:p>28,0427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56.25" calcext:value-type="float">
            <text:p>56,2500</text:p>
          </table:table-cell>
          <table:table-cell office:value-type="float" office:value="58.0357" calcext:value-type="float">
            <text:p>58,0357</text:p>
          </table:table-cell>
          <table:table-cell office:value-type="float" office:value="62.0536" calcext:value-type="float">
            <text:p>62,0536</text:p>
          </table:table-cell>
          <table:table-cell office:value-type="float" office:value="57.8125" calcext:value-type="float">
            <text:p>57,8125</text:p>
          </table:table-cell>
          <table:table-cell office:value-type="float" office:value="56.25" calcext:value-type="float">
            <text:p>56,2500</text:p>
          </table:table-cell>
          <table:table-cell office:value-type="float" office:value="60.7143" calcext:value-type="float">
            <text:p>60,7143</text:p>
          </table:table-cell>
          <table:table-cell office:value-type="float" office:value="56.25" calcext:value-type="float">
            <text:p>56,2500</text:p>
          </table:table-cell>
          <table:table-cell office:value-type="float" office:value="57.8125" calcext:value-type="float">
            <text:p>57,8125</text:p>
          </table:table-cell>
          <table:table-cell table:formula="of:=SUM([.C32:.J32])/8" office:value-type="float" office:value="58.147325" calcext:value-type="float">
            <text:p>58,14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ght GBM</text:p>
          </table:table-cell>
          <table:table-cell office:value-type="string" calcext:value-type="string">
            <text:p>MAE</text:p>
          </table:table-cell>
          <table:table-cell office:value-type="float" office:value="5.55846752770566" calcext:value-type="float">
            <text:p>5,5585</text:p>
          </table:table-cell>
          <table:table-cell office:value-type="float" office:value="2.65717655247911" calcext:value-type="float">
            <text:p>2,6572</text:p>
          </table:table-cell>
          <table:table-cell office:value-type="float" office:value="6.63418920849192" calcext:value-type="float">
            <text:p>6,6342</text:p>
          </table:table-cell>
          <table:table-cell office:value-type="float" office:value="4.86985817700368" calcext:value-type="float">
            <text:p>4,8699</text:p>
          </table:table-cell>
          <table:table-cell office:value-type="float" office:value="7.0154761267018" calcext:value-type="float">
            <text:p>7,0155</text:p>
          </table:table-cell>
          <table:table-cell office:value-type="float" office:value="7.60441833099747" calcext:value-type="float">
            <text:p>7,6044</text:p>
          </table:table-cell>
          <table:table-cell office:value-type="float" office:value="6.8776589639044" calcext:value-type="float">
            <text:p>6,8777</text:p>
          </table:table-cell>
          <table:table-cell office:value-type="float" office:value="3.8412965155384" calcext:value-type="float">
            <text:p>3,8413</text:p>
          </table:table-cell>
          <table:table-cell table:formula="of:=SUM([.C34:.J34])/8" office:value-type="float" office:value="5.6323176753528" calcext:value-type="float">
            <text:p>5,6323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43.5968460436582" calcext:value-type="float">
            <text:p>43,5968</text:p>
          </table:table-cell>
          <table:table-cell office:value-type="float" office:value="10.3314834629974" calcext:value-type="float">
            <text:p>10,3315</text:p>
          </table:table-cell>
          <table:table-cell office:value-type="float" office:value="64.0134247292183" calcext:value-type="float">
            <text:p>64,0134</text:p>
          </table:table-cell>
          <table:table-cell office:value-type="float" office:value="43.0419165076069" calcext:value-type="float">
            <text:p>43,0419</text:p>
          </table:table-cell>
          <table:table-cell office:value-type="float" office:value="65.1246850331856" calcext:value-type="float">
            <text:p>65,1247</text:p>
          </table:table-cell>
          <table:table-cell office:value-type="float" office:value="129.634797228108" calcext:value-type="float">
            <text:p>129,6348</text:p>
          </table:table-cell>
          <table:table-cell office:value-type="float" office:value="66.9403256421418" calcext:value-type="float">
            <text:p>66,9403</text:p>
          </table:table-cell>
          <table:table-cell office:value-type="float" office:value="22.1243834856964" calcext:value-type="float">
            <text:p>22,1244</text:p>
          </table:table-cell>
          <table:table-cell table:formula="of:=SUM([.C35:.J35])/8" office:value-type="float" office:value="55.6009827665766" calcext:value-type="float">
            <text:p>55,6010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6.60279077691079" calcext:value-type="float">
            <text:p>6,6028</text:p>
          </table:table-cell>
          <table:table-cell office:value-type="float" office:value="3.21426250685867" calcext:value-type="float">
            <text:p>3,2143</text:p>
          </table:table-cell>
          <table:table-cell office:value-type="float" office:value="8.00083900158092" calcext:value-type="float">
            <text:p>8,0008</text:p>
          </table:table-cell>
          <table:table-cell office:value-type="float" office:value="6.56063384953062" calcext:value-type="float">
            <text:p>6,5606</text:p>
          </table:table-cell>
          <table:table-cell office:value-type="float" office:value="8.06998668110336" calcext:value-type="float">
            <text:p>8,0700</text:p>
          </table:table-cell>
          <table:table-cell office:value-type="float" office:value="11.3857277864925" calcext:value-type="float">
            <text:p>11,3857</text:p>
          </table:table-cell>
          <table:table-cell office:value-type="float" office:value="8.18170676828141" calcext:value-type="float">
            <text:p>8,1817</text:p>
          </table:table-cell>
          <table:table-cell office:value-type="float" office:value="4.70365639536908" calcext:value-type="float">
            <text:p>4,7037</text:p>
          </table:table-cell>
          <table:table-cell table:formula="of:=SUM([.C36:.J36])/8" office:value-type="float" office:value="7.08995047076592" calcext:value-type="float">
            <text:p>7,0900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93.6364" calcext:value-type="float">
            <text:p>93,6364</text:p>
          </table:table-cell>
          <table:table-cell office:value-type="float" office:value="93.1683" calcext:value-type="float">
            <text:p>93,1683</text:p>
          </table:table-cell>
          <table:table-cell office:value-type="float" office:value="93.922" calcext:value-type="float">
            <text:p>93,9220</text:p>
          </table:table-cell>
          <table:table-cell office:value-type="float" office:value="93.5579" calcext:value-type="float">
            <text:p>93,5579</text:p>
          </table:table-cell>
          <table:table-cell office:value-type="float" office:value="92.2433" calcext:value-type="float">
            <text:p>92,2433</text:p>
          </table:table-cell>
          <table:table-cell office:value-type="float" office:value="95.0383" calcext:value-type="float">
            <text:p>95,0383</text:p>
          </table:table-cell>
          <table:table-cell office:value-type="float" office:value="93.4654" calcext:value-type="float">
            <text:p>93,4654</text:p>
          </table:table-cell>
          <table:table-cell office:value-type="float" office:value="93.6042" calcext:value-type="float">
            <text:p>93,6042</text:p>
          </table:table-cell>
          <table:table-cell table:formula="of:=SUM([.C37:.J37])/8" office:value-type="float" office:value="93.579475" calcext:value-type="float">
            <text:p>93,57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MAE</text:p>
          </table:table-cell>
          <table:table-cell office:value-type="float" office:value="17.375" calcext:value-type="float">
            <text:p>17,3750</text:p>
          </table:table-cell>
          <table:table-cell office:value-type="float" office:value="20.45" calcext:value-type="float">
            <text:p>20,4500</text:p>
          </table:table-cell>
          <table:table-cell office:value-type="float" office:value="32.275" calcext:value-type="float">
            <text:p>32,2750</text:p>
          </table:table-cell>
          <table:table-cell office:value-type="float" office:value="15.725" calcext:value-type="float">
            <text:p>15,7250</text:p>
          </table:table-cell>
          <table:table-cell office:value-type="float" office:value="38.025" calcext:value-type="float">
            <text:p>38,0250</text:p>
          </table:table-cell>
          <table:table-cell office:value-type="float" office:value="37.25" calcext:value-type="float">
            <text:p>37,2500</text:p>
          </table:table-cell>
          <table:table-cell office:value-type="float" office:value="13.475" calcext:value-type="float">
            <text:p>13,4750</text:p>
          </table:table-cell>
          <table:table-cell office:value-type="float" office:value="28.9" calcext:value-type="float">
            <text:p>28,9000</text:p>
          </table:table-cell>
          <table:table-cell table:formula="of:=SUM([.C39:.J39])/8" office:value-type="float" office:value="25.434375" calcext:value-type="float">
            <text:p>25,4344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356.7725" calcext:value-type="float">
            <text:p>356,7725</text:p>
          </table:table-cell>
          <table:table-cell office:value-type="float" office:value="429.575" calcext:value-type="float">
            <text:p>429,5750</text:p>
          </table:table-cell>
          <table:table-cell office:value-type="float" office:value="1091.3475" calcext:value-type="float">
            <text:p>1091,3475</text:p>
          </table:table-cell>
          <table:table-cell office:value-type="float" office:value="296.5575" calcext:value-type="float">
            <text:p>296,5575</text:p>
          </table:table-cell>
          <table:table-cell office:value-type="float" office:value="1540.1275" calcext:value-type="float">
            <text:p>1540,1275</text:p>
          </table:table-cell>
          <table:table-cell office:value-type="float" office:value="1487.195" calcext:value-type="float">
            <text:p>1487,1950</text:p>
          </table:table-cell>
          <table:table-cell office:value-type="float" office:value="266.6875" calcext:value-type="float">
            <text:p>266,6875</text:p>
          </table:table-cell>
          <table:table-cell office:value-type="float" office:value="838.995" calcext:value-type="float">
            <text:p>838,9950</text:p>
          </table:table-cell>
          <table:table-cell table:formula="of:=SUM([.C40:.J40])/8" office:value-type="float" office:value="788.4071875" calcext:value-type="float">
            <text:p>788,4072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18.8884223798601" calcext:value-type="float">
            <text:p>18,8884</text:p>
          </table:table-cell>
          <table:table-cell office:value-type="float" office:value="20.7261911599792" calcext:value-type="float">
            <text:p>20,7262</text:p>
          </table:table-cell>
          <table:table-cell office:value-type="float" office:value="33.0355490343357" calcext:value-type="float">
            <text:p>33,0355</text:p>
          </table:table-cell>
          <table:table-cell office:value-type="float" office:value="17.2208449270063" calcext:value-type="float">
            <text:p>17,2208</text:p>
          </table:table-cell>
          <table:table-cell office:value-type="float" office:value="39.2444582074973" calcext:value-type="float">
            <text:p>39,2445</text:p>
          </table:table-cell>
          <table:table-cell office:value-type="float" office:value="38.5641673059331" calcext:value-type="float">
            <text:p>38,5642</text:p>
          </table:table-cell>
          <table:table-cell office:value-type="float" office:value="16.3305694940501" calcext:value-type="float">
            <text:p>16,3306</text:p>
          </table:table-cell>
          <table:table-cell office:value-type="float" office:value="28.9654104062069" calcext:value-type="float">
            <text:p>28,9654</text:p>
          </table:table-cell>
          <table:table-cell table:formula="of:=SUM([.C41:.J41])/8" office:value-type="float" office:value="26.6219516143586" calcext:value-type="float">
            <text:p>26,6220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8" office:value-type="float" office:value="3.5714" calcext:value-type="float">
            <text:p>3,5714</text:p>
          </table:table-cell>
          <table:table-cell table:formula="of:=SUM([.C42:.J42])/8" office:value-type="float" office:value="3.5714" calcext:value-type="float">
            <text:p>3,5714</text:p>
          </table:table-cell>
        </table:table-row>
      </table:table>
      <table:table table:name="Sklearn_standard_norm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3" table:number-columns-repeated="7" table:default-cell-style-name="ce4"/>
        <table:table-column table:style-name="co7" table:default-cell-style-name="ce4"/>
        <table:table-row table:style-name="ro1">
          <table:table-cell office:value-type="string" calcext:value-type="string">
            <text:p>Treino Instances</text:p>
          </table:table-cell>
          <table:table-cell/>
          <table:table-cell table:style-name="Default" office:value-type="string" calcext:value-type="string">
            <text:p>: <text:s text:c="3"/>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Total Number of Instances <text:s text:c="14"/></text:p>
          </table:table-cell>
          <table:table-cell/>
          <table:table-cell table:style-name="Default"/>
          <table:table-cell table:style-name="Default" office:value-type="float" office:value="64" calcext:value-type="float">
            <text:p>64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 table:style-name="Default" office:value-type="string" calcext:value-type="string">
            <text:p>F6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MAE</text:p>
          </table:table-cell>
          <table:table-cell office:value-type="float" office:value="0.735667942323945" calcext:value-type="float">
            <text:p>0,7357</text:p>
          </table:table-cell>
          <table:table-cell office:value-type="float" office:value="0.907894733441978" calcext:value-type="float">
            <text:p>0,9079</text:p>
          </table:table-cell>
          <table:table-cell office:value-type="float" office:value="1.08024401055819" calcext:value-type="float">
            <text:p>1,0802</text:p>
          </table:table-cell>
          <table:table-cell office:value-type="float" office:value="0.64355925957131" calcext:value-type="float">
            <text:p>0,6436</text:p>
          </table:table-cell>
          <table:table-cell office:value-type="float" office:value="1.50251262439541" calcext:value-type="float">
            <text:p>1,5025</text:p>
          </table:table-cell>
          <table:table-cell office:value-type="float" office:value="2.17993067264735" calcext:value-type="float">
            <text:p>2,1799</text:p>
          </table:table-cell>
          <table:table-cell office:value-type="float" office:value="0.807210443541981" calcext:value-type="float">
            <text:p>0,8072</text:p>
          </table:table-cell>
          <table:table-cell office:value-type="float" office:value="1.42134621476694" calcext:value-type="float">
            <text:p>1,4213</text:p>
          </table:table-cell>
          <table:table-cell table:formula="of:=SUM([.C4:.J4])/8" office:value-type="float" office:value="1.15979573765589" calcext:value-type="float">
            <text:p>1,1598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0.815009280957153" calcext:value-type="float">
            <text:p>0,8150</text:p>
          </table:table-cell>
          <table:table-cell office:value-type="float" office:value="1.09869661901173" calcext:value-type="float">
            <text:p>1,0987</text:p>
          </table:table-cell>
          <table:table-cell office:value-type="float" office:value="1.61594499300196" calcext:value-type="float">
            <text:p>1,6159</text:p>
          </table:table-cell>
          <table:table-cell office:value-type="float" office:value="0.749437664364412" calcext:value-type="float">
            <text:p>0,7494</text:p>
          </table:table-cell>
          <table:table-cell office:value-type="float" office:value="2.55734833276527" calcext:value-type="float">
            <text:p>2,5573</text:p>
          </table:table-cell>
          <table:table-cell office:value-type="float" office:value="7.06832943769733" calcext:value-type="float">
            <text:p>7,0683</text:p>
          </table:table-cell>
          <table:table-cell office:value-type="float" office:value="0.773276356086255" calcext:value-type="float">
            <text:p>0,7733</text:p>
          </table:table-cell>
          <table:table-cell office:value-type="float" office:value="3.2398946652862" calcext:value-type="float">
            <text:p>3,2399</text:p>
          </table:table-cell>
          <table:table-cell table:formula="of:=SUM([.C5:.J5])/8" office:value-type="float" office:value="2.23974216864629" calcext:value-type="float">
            <text:p>2,2397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902778644495511" calcext:value-type="float">
            <text:p>0,9028</text:p>
          </table:table-cell>
          <table:table-cell office:value-type="float" office:value="1.04818730149326" calcext:value-type="float">
            <text:p>1,0482</text:p>
          </table:table-cell>
          <table:table-cell office:value-type="float" office:value="1.27119825086489" calcext:value-type="float">
            <text:p>1,2712</text:p>
          </table:table-cell>
          <table:table-cell office:value-type="float" office:value="0.865700678274201" calcext:value-type="float">
            <text:p>0,8657</text:p>
          </table:table-cell>
          <table:table-cell office:value-type="float" office:value="1.5991711392985" calcext:value-type="float">
            <text:p>1,5992</text:p>
          </table:table-cell>
          <table:table-cell office:value-type="float" office:value="2.65863300169417" calcext:value-type="float">
            <text:p>2,6586</text:p>
          </table:table-cell>
          <table:table-cell office:value-type="float" office:value="0.879361334200143" calcext:value-type="float">
            <text:p>0,8794</text:p>
          </table:table-cell>
          <table:table-cell office:value-type="float" office:value="1.79997074011946" calcext:value-type="float">
            <text:p>1,8000</text:p>
          </table:table-cell>
          <table:table-cell table:formula="of:=SUM([.C6:.J6])/8" office:value-type="float" office:value="1.37812513630502" calcext:value-type="float">
            <text:p>1,3781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53.9361" calcext:value-type="float">
            <text:p>53,9361</text:p>
          </table:table-cell>
          <table:table-cell office:value-type="float" office:value="52.5905" calcext:value-type="float">
            <text:p>52,5905</text:p>
          </table:table-cell>
          <table:table-cell office:value-type="float" office:value="56.2041" calcext:value-type="float">
            <text:p>56,2041</text:p>
          </table:table-cell>
          <table:table-cell office:value-type="float" office:value="52.7606" calcext:value-type="float">
            <text:p>52,7606</text:p>
          </table:table-cell>
          <table:table-cell office:value-type="float" office:value="42.2288" calcext:value-type="float">
            <text:p>42,2288</text:p>
          </table:table-cell>
          <table:table-cell office:value-type="float" office:value="65.4347" calcext:value-type="float">
            <text:p>65,4347</text:p>
          </table:table-cell>
          <table:table-cell office:value-type="float" office:value="50.1391" calcext:value-type="float">
            <text:p>50,1391</text:p>
          </table:table-cell>
          <table:table-cell office:value-type="float" office:value="53.7251" calcext:value-type="float">
            <text:p>53,7251</text:p>
          </table:table-cell>
          <table:table-cell table:formula="of:=SUM([.C7:.J7])/8" office:value-type="float" office:value="53.377375" calcext:value-type="float">
            <text:p>53,3774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Gradient Boosting Regression</text:p>
          </table:table-cell>
          <table:table-cell office:value-type="string" calcext:value-type="string">
            <text:p>MAE</text:p>
          </table:table-cell>
          <table:table-cell office:value-type="float" office:value="0.706611443987406" calcext:value-type="float">
            <text:p>0,7066</text:p>
          </table:table-cell>
          <table:table-cell office:value-type="float" office:value="0.383259926415174" calcext:value-type="float">
            <text:p>0,3833</text:p>
          </table:table-cell>
          <table:table-cell office:value-type="float" office:value="0.990509571874528" calcext:value-type="float">
            <text:p>0,9905</text:p>
          </table:table-cell>
          <table:table-cell office:value-type="float" office:value="0.393792444607265" calcext:value-type="float">
            <text:p>0,3938</text:p>
          </table:table-cell>
          <table:table-cell office:value-type="float" office:value="0.646753808574546" calcext:value-type="float">
            <text:p>0,6468</text:p>
          </table:table-cell>
          <table:table-cell office:value-type="float" office:value="0.825729653406687" calcext:value-type="float">
            <text:p>0,8257</text:p>
          </table:table-cell>
          <table:table-cell office:value-type="float" office:value="0.57336695964687" calcext:value-type="float">
            <text:p>0,5734</text:p>
          </table:table-cell>
          <table:table-cell office:value-type="float" office:value="1.06118649737736" calcext:value-type="float">
            <text:p>1,0612</text:p>
          </table:table-cell>
          <table:table-cell table:formula="of:=SUM([.C9:.J9])/8" office:value-type="float" office:value="0.697651288236229" calcext:value-type="float">
            <text:p>0,6977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0.713233653641146" calcext:value-type="float">
            <text:p>0,7132</text:p>
          </table:table-cell>
          <table:table-cell office:value-type="float" office:value="0.230507162979232" calcext:value-type="float">
            <text:p>0,2305</text:p>
          </table:table-cell>
          <table:table-cell office:value-type="float" office:value="1.46038686962648" calcext:value-type="float">
            <text:p>1,4604</text:p>
          </table:table-cell>
          <table:table-cell office:value-type="float" office:value="0.258909747827056" calcext:value-type="float">
            <text:p>0,2589</text:p>
          </table:table-cell>
          <table:table-cell office:value-type="float" office:value="0.586017598246617" calcext:value-type="float">
            <text:p>0,5860</text:p>
          </table:table-cell>
          <table:table-cell office:value-type="float" office:value="1.0546989249351" calcext:value-type="float">
            <text:p>1,0547</text:p>
          </table:table-cell>
          <table:table-cell office:value-type="float" office:value="0.463716865714312" calcext:value-type="float">
            <text:p>0,4637</text:p>
          </table:table-cell>
          <table:table-cell office:value-type="float" office:value="1.67195067020488" calcext:value-type="float">
            <text:p>1,6720</text:p>
          </table:table-cell>
          <table:table-cell table:formula="of:=SUM([.C10:.J10])/8" office:value-type="float" office:value="0.804927686646853" calcext:value-type="float">
            <text:p>0,8049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844531617904946" calcext:value-type="float">
            <text:p>0,8445</text:p>
          </table:table-cell>
          <table:table-cell office:value-type="float" office:value="0.480111615126349" calcext:value-type="float">
            <text:p>0,4801</text:p>
          </table:table-cell>
          <table:table-cell office:value-type="float" office:value="1.20846467454638" calcext:value-type="float">
            <text:p>1,2085</text:p>
          </table:table-cell>
          <table:table-cell office:value-type="float" office:value="0.508831748053378" calcext:value-type="float">
            <text:p>0,5088</text:p>
          </table:table-cell>
          <table:table-cell office:value-type="float" office:value="0.765517862787418" calcext:value-type="float">
            <text:p>0,7655</text:p>
          </table:table-cell>
          <table:table-cell office:value-type="float" office:value="1.02698535770239" calcext:value-type="float">
            <text:p>1,0270</text:p>
          </table:table-cell>
          <table:table-cell office:value-type="float" office:value="0.680967595201352" calcext:value-type="float">
            <text:p>0,6810</text:p>
          </table:table-cell>
          <table:table-cell office:value-type="float" office:value="1.29303931502676" calcext:value-type="float">
            <text:p>1,2930</text:p>
          </table:table-cell>
          <table:table-cell table:formula="of:=SUM([.C11:.J11])/8" office:value-type="float" office:value="0.851056223293621" calcext:value-type="float">
            <text:p>0,8511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90.7683" calcext:value-type="float">
            <text:p>90,7683</text:p>
          </table:table-cell>
          <table:table-cell office:value-type="float" office:value="90.8934" calcext:value-type="float">
            <text:p>90,8934</text:p>
          </table:table-cell>
          <table:table-cell office:value-type="float" office:value="93.5619" calcext:value-type="float">
            <text:p>93,5619</text:p>
          </table:table-cell>
          <table:table-cell office:value-type="float" office:value="90.0488" calcext:value-type="float">
            <text:p>90,0488</text:p>
          </table:table-cell>
          <table:table-cell office:value-type="float" office:value="89.6797" calcext:value-type="float">
            <text:p>89,6797</text:p>
          </table:table-cell>
          <table:table-cell office:value-type="float" office:value="94.2656" calcext:value-type="float">
            <text:p>94,2656</text:p>
          </table:table-cell>
          <table:table-cell office:value-type="float" office:value="90.0686" calcext:value-type="float">
            <text:p>90,0686</text:p>
          </table:table-cell>
          <table:table-cell office:value-type="float" office:value="92.1076" calcext:value-type="float">
            <text:p>92,1076</text:p>
          </table:table-cell>
          <table:table-cell table:formula="of:=SUM([.C12:.J12])/8" office:value-type="float" office:value="91.4242375" calcext:value-type="float">
            <text:p>91,4242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Decision Tree Regression</text:p>
          </table:table-cell>
          <table:table-cell office:value-type="string" calcext:value-type="string">
            <text:p>MAE</text:p>
          </table:table-cell>
          <table:table-cell office:value-type="float" office:value="0.994592973699435" calcext:value-type="float">
            <text:p>0,9946</text:p>
          </table:table-cell>
          <table:table-cell office:value-type="float" office:value="0.52267933945265" calcext:value-type="float">
            <text:p>0,5227</text:p>
          </table:table-cell>
          <table:table-cell office:value-type="float" office:value="1.10299677020369" calcext:value-type="float">
            <text:p>1,1030</text:p>
          </table:table-cell>
          <table:table-cell office:value-type="float" office:value="0.62178494200304" calcext:value-type="float">
            <text:p>0,6218</text:p>
          </table:table-cell>
          <table:table-cell office:value-type="float" office:value="0.85560159316923" calcext:value-type="float">
            <text:p>0,8556</text:p>
          </table:table-cell>
          <table:table-cell office:value-type="float" office:value="0.997085435572224" calcext:value-type="float">
            <text:p>0,9971</text:p>
          </table:table-cell>
          <table:table-cell office:value-type="float" office:value="0.830819822863855" calcext:value-type="float">
            <text:p>0,8308</text:p>
          </table:table-cell>
          <table:table-cell office:value-type="float" office:value="1.01391478893571" calcext:value-type="float">
            <text:p>1,0139</text:p>
          </table:table-cell>
          <table:table-cell table:formula="of:=SUM([.C14:.J14])/8" office:value-type="float" office:value="0.867434458237479" calcext:value-type="float">
            <text:p>0,8674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1.35412429037711" calcext:value-type="float">
            <text:p>1,3541</text:p>
          </table:table-cell>
          <table:table-cell office:value-type="float" office:value="0.473136659553056" calcext:value-type="float">
            <text:p>0,4731</text:p>
          </table:table-cell>
          <table:table-cell office:value-type="float" office:value="1.80350629494472" calcext:value-type="float">
            <text:p>1,8035</text:p>
          </table:table-cell>
          <table:table-cell office:value-type="float" office:value="0.642911705379994" calcext:value-type="float">
            <text:p>0,6429</text:p>
          </table:table-cell>
          <table:table-cell office:value-type="float" office:value="1.12649903286219" calcext:value-type="float">
            <text:p>1,1265</text:p>
          </table:table-cell>
          <table:table-cell office:value-type="float" office:value="1.4660078669626" calcext:value-type="float">
            <text:p>1,4660</text:p>
          </table:table-cell>
          <table:table-cell office:value-type="float" office:value="0.926363037339173" calcext:value-type="float">
            <text:p>0,9264</text:p>
          </table:table-cell>
          <table:table-cell office:value-type="float" office:value="1.77533724469398" calcext:value-type="float">
            <text:p>1,7753</text:p>
          </table:table-cell>
          <table:table-cell table:formula="of:=SUM([.C15:.J15])/8" office:value-type="float" office:value="1.1959857665141" calcext:value-type="float">
            <text:p>1,1960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1.16366846239688" calcext:value-type="float">
            <text:p>1,1637</text:p>
          </table:table-cell>
          <table:table-cell office:value-type="float" office:value="0.687849300030941" calcext:value-type="float">
            <text:p>0,6878</text:p>
          </table:table-cell>
          <table:table-cell office:value-type="float" office:value="1.3429468697401" calcext:value-type="float">
            <text:p>1,3429</text:p>
          </table:table-cell>
          <table:table-cell office:value-type="float" office:value="0.801817750726431" calcext:value-type="float">
            <text:p>0,8018</text:p>
          </table:table-cell>
          <table:table-cell office:value-type="float" office:value="1.06136658740615" calcext:value-type="float">
            <text:p>1,0614</text:p>
          </table:table-cell>
          <table:table-cell office:value-type="float" office:value="1.21078811811258" calcext:value-type="float">
            <text:p>1,2108</text:p>
          </table:table-cell>
          <table:table-cell office:value-type="float" office:value="0.962477551602723" calcext:value-type="float">
            <text:p>0,9625</text:p>
          </table:table-cell>
          <table:table-cell office:value-type="float" office:value="1.33241781911455" calcext:value-type="float">
            <text:p>1,3324</text:p>
          </table:table-cell>
          <table:table-cell table:formula="of:=SUM([.C16:.J16])/8" office:value-type="float" office:value="1.07041655739129" calcext:value-type="float">
            <text:p>1,0704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8" office:value-type="float" office:value="100" calcext:value-type="float">
            <text:p>100,0000</text:p>
          </table:table-cell>
          <table:table-cell table:formula="of:=SUM([.C17:.J17])/8" office:value-type="float" office:value="100" calcext:value-type="float">
            <text:p>10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M Regression</text:p>
          </table:table-cell>
          <table:table-cell office:value-type="string" calcext:value-type="string">
            <text:p>MAE</text:p>
          </table:table-cell>
          <table:table-cell office:value-type="float" office:value="0.666426551668505" calcext:value-type="float">
            <text:p>0,6664</text:p>
          </table:table-cell>
          <table:table-cell office:value-type="float" office:value="0.466461441683775" calcext:value-type="float">
            <text:p>0,4665</text:p>
          </table:table-cell>
          <table:table-cell office:value-type="float" office:value="0.886338309357634" calcext:value-type="float">
            <text:p>0,8863</text:p>
          </table:table-cell>
          <table:table-cell office:value-type="float" office:value="0.488250870353382" calcext:value-type="float">
            <text:p>0,4883</text:p>
          </table:table-cell>
          <table:table-cell office:value-type="float" office:value="0.539899720866883" calcext:value-type="float">
            <text:p>0,5399</text:p>
          </table:table-cell>
          <table:table-cell office:value-type="float" office:value="0.624101954500619" calcext:value-type="float">
            <text:p>0,6241</text:p>
          </table:table-cell>
          <table:table-cell office:value-type="float" office:value="0.451050548706326" calcext:value-type="float">
            <text:p>0,4511</text:p>
          </table:table-cell>
          <table:table-cell office:value-type="float" office:value="1.04200325671679" calcext:value-type="float">
            <text:p>1,0420</text:p>
          </table:table-cell>
          <table:table-cell table:formula="of:=SUM([.C19:.J19])/8" office:value-type="float" office:value="0.645566581731739" calcext:value-type="float">
            <text:p>0,6456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0.569123209449953" calcext:value-type="float">
            <text:p>0,5691</text:p>
          </table:table-cell>
          <table:table-cell office:value-type="float" office:value="0.455009435304472" calcext:value-type="float">
            <text:p>0,4550</text:p>
          </table:table-cell>
          <table:table-cell office:value-type="float" office:value="1.24501103354692" calcext:value-type="float">
            <text:p>1,2450</text:p>
          </table:table-cell>
          <table:table-cell office:value-type="float" office:value="0.368522975178548" calcext:value-type="float">
            <text:p>0,3685</text:p>
          </table:table-cell>
          <table:table-cell office:value-type="float" office:value="0.409435394419794" calcext:value-type="float">
            <text:p>0,4094</text:p>
          </table:table-cell>
          <table:table-cell office:value-type="float" office:value="0.672467529505324" calcext:value-type="float">
            <text:p>0,6725</text:p>
          </table:table-cell>
          <table:table-cell office:value-type="float" office:value="0.333492126765399" calcext:value-type="float">
            <text:p>0,3335</text:p>
          </table:table-cell>
          <table:table-cell office:value-type="float" office:value="1.45342083270467" calcext:value-type="float">
            <text:p>1,4534</text:p>
          </table:table-cell>
          <table:table-cell table:formula="of:=SUM([.C20:.J20])/8" office:value-type="float" office:value="0.688310317109385" calcext:value-type="float">
            <text:p>0,6883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754402551327839" calcext:value-type="float">
            <text:p>0,7544</text:p>
          </table:table-cell>
          <table:table-cell office:value-type="float" office:value="0.674543872038337" calcext:value-type="float">
            <text:p>0,6745</text:p>
          </table:table-cell>
          <table:table-cell office:value-type="float" office:value="1.11580062446071" calcext:value-type="float">
            <text:p>1,1158</text:p>
          </table:table-cell>
          <table:table-cell office:value-type="float" office:value="0.607060932014693" calcext:value-type="float">
            <text:p>0,6071</text:p>
          </table:table-cell>
          <table:table-cell office:value-type="float" office:value="0.639871388967966" calcext:value-type="float">
            <text:p>0,6399</text:p>
          </table:table-cell>
          <table:table-cell office:value-type="float" office:value="0.820041175493843" calcext:value-type="float">
            <text:p>0,8200</text:p>
          </table:table-cell>
          <table:table-cell office:value-type="float" office:value="0.577487771961796" calcext:value-type="float">
            <text:p>0,5775</text:p>
          </table:table-cell>
          <table:table-cell office:value-type="float" office:value="1.20557904456932" calcext:value-type="float">
            <text:p>1,2056</text:p>
          </table:table-cell>
          <table:table-cell table:formula="of:=SUM([.C21:.J21])/8" office:value-type="float" office:value="0.799348420104313" calcext:value-type="float">
            <text:p>0,7993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64.9602" calcext:value-type="float">
            <text:p>64,9602</text:p>
          </table:table-cell>
          <table:table-cell office:value-type="float" office:value="66.4027" calcext:value-type="float">
            <text:p>66,4027</text:p>
          </table:table-cell>
          <table:table-cell office:value-type="float" office:value="66.8006" calcext:value-type="float">
            <text:p>66,8006</text:p>
          </table:table-cell>
          <table:table-cell office:value-type="float" office:value="66.9715" calcext:value-type="float">
            <text:p>66,9715</text:p>
          </table:table-cell>
          <table:table-cell office:value-type="float" office:value="61.8839" calcext:value-type="float">
            <text:p>61,8839</text:p>
          </table:table-cell>
          <table:table-cell office:value-type="float" office:value="77.9336" calcext:value-type="float">
            <text:p>77,9336</text:p>
          </table:table-cell>
          <table:table-cell office:value-type="float" office:value="67.9405" calcext:value-type="float">
            <text:p>67,9405</text:p>
          </table:table-cell>
          <table:table-cell office:value-type="float" office:value="66.7557" calcext:value-type="float">
            <text:p>66,7557</text:p>
          </table:table-cell>
          <table:table-cell table:formula="of:=SUM([.C22:.J22])/8" office:value-type="float" office:value="67.4560875" calcext:value-type="float">
            <text:p>67,4561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9" office:value-type="string" calcext:value-type="string">
            <text:p>Random Forest Regressor</text:p>
          </table:table-cell>
          <table:table-cell office:value-type="string" calcext:value-type="string">
            <text:p>MAE</text:p>
          </table:table-cell>
          <table:table-cell office:value-type="float" office:value="0.736290004749691" calcext:value-type="float">
            <text:p>0,7363</text:p>
          </table:table-cell>
          <table:table-cell office:value-type="float" office:value="0.41085641806174" calcext:value-type="float">
            <text:p>0,4109</text:p>
          </table:table-cell>
          <table:table-cell office:value-type="float" office:value="0.951328338576938" calcext:value-type="float">
            <text:p>0,9513</text:p>
          </table:table-cell>
          <table:table-cell office:value-type="float" office:value="0.450197992470662" calcext:value-type="float">
            <text:p>0,4502</text:p>
          </table:table-cell>
          <table:table-cell office:value-type="float" office:value="0.481903432104185" calcext:value-type="float">
            <text:p>0,4819</text:p>
          </table:table-cell>
          <table:table-cell office:value-type="float" office:value="0.814033757453451" calcext:value-type="float">
            <text:p>0,8140</text:p>
          </table:table-cell>
          <table:table-cell office:value-type="float" office:value="0.588876805527447" calcext:value-type="float">
            <text:p>0,5889</text:p>
          </table:table-cell>
          <table:table-cell office:value-type="float" office:value="0.97442167889683" calcext:value-type="float">
            <text:p>0,9744</text:p>
          </table:table-cell>
          <table:table-cell table:formula="of:=SUM([.C24:.J24])/8" office:value-type="float" office:value="0.675988553480118" calcext:value-type="float">
            <text:p>0,6760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0.750697658739913" calcext:value-type="float">
            <text:p>0,7507</text:p>
          </table:table-cell>
          <table:table-cell office:value-type="float" office:value="0.259999402924884" calcext:value-type="float">
            <text:p>0,2600</text:p>
          </table:table-cell>
          <table:table-cell office:value-type="float" office:value="1.42510748786424" calcext:value-type="float">
            <text:p>1,4251</text:p>
          </table:table-cell>
          <table:table-cell office:value-type="float" office:value="0.304599113560577" calcext:value-type="float">
            <text:p>0,3046</text:p>
          </table:table-cell>
          <table:table-cell office:value-type="float" office:value="0.317476259808527" calcext:value-type="float">
            <text:p>0,3175</text:p>
          </table:table-cell>
          <table:table-cell office:value-type="float" office:value="1.02586798717539" calcext:value-type="float">
            <text:p>1,0259</text:p>
          </table:table-cell>
          <table:table-cell office:value-type="float" office:value="0.498080135903282" calcext:value-type="float">
            <text:p>0,4981</text:p>
          </table:table-cell>
          <table:table-cell office:value-type="float" office:value="1.50882492191998" calcext:value-type="float">
            <text:p>1,5088</text:p>
          </table:table-cell>
          <table:table-cell table:formula="of:=SUM([.C25:.J25])/8" office:value-type="float" office:value="0.7613316209871" calcext:value-type="float">
            <text:p>0,7613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866428103618479" calcext:value-type="float">
            <text:p>0,8664</text:p>
          </table:table-cell>
          <table:table-cell office:value-type="float" office:value="0.509901365878622" calcext:value-type="float">
            <text:p>0,5099</text:p>
          </table:table-cell>
          <table:table-cell office:value-type="float" office:value="1.1937786594944" calcext:value-type="float">
            <text:p>1,1938</text:p>
          </table:table-cell>
          <table:table-cell office:value-type="float" office:value="0.551904985989959" calcext:value-type="float">
            <text:p>0,5519</text:p>
          </table:table-cell>
          <table:table-cell office:value-type="float" office:value="0.563450317071991" calcext:value-type="float">
            <text:p>0,5635</text:p>
          </table:table-cell>
          <table:table-cell office:value-type="float" office:value="1.01285141416468" calcext:value-type="float">
            <text:p>1,0129</text:p>
          </table:table-cell>
          <table:table-cell office:value-type="float" office:value="0.705747926602184" calcext:value-type="float">
            <text:p>0,7057</text:p>
          </table:table-cell>
          <table:table-cell office:value-type="float" office:value="1.22834234719804" calcext:value-type="float">
            <text:p>1,2283</text:p>
          </table:table-cell>
          <table:table-cell table:formula="of:=SUM([.C26:.J26])/8" office:value-type="float" office:value="0.829050640002294" calcext:value-type="float">
            <text:p>0,8291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94.5607" calcext:value-type="float">
            <text:p>94,5607</text:p>
          </table:table-cell>
          <table:table-cell office:value-type="float" office:value="94.561" calcext:value-type="float">
            <text:p>94,5610</text:p>
          </table:table-cell>
          <table:table-cell office:value-type="float" office:value="94.9936" calcext:value-type="float">
            <text:p>94,9936</text:p>
          </table:table-cell>
          <table:table-cell office:value-type="float" office:value="94.687" calcext:value-type="float">
            <text:p>94,6870</text:p>
          </table:table-cell>
          <table:table-cell office:value-type="float" office:value="93.368" calcext:value-type="float">
            <text:p>93,3680</text:p>
          </table:table-cell>
          <table:table-cell office:value-type="float" office:value="96.3182" calcext:value-type="float">
            <text:p>96,3182</text:p>
          </table:table-cell>
          <table:table-cell office:value-type="float" office:value="93.9249" calcext:value-type="float">
            <text:p>93,9249</text:p>
          </table:table-cell>
          <table:table-cell office:value-type="float" office:value="94.7581" calcext:value-type="float">
            <text:p>94,7581</text:p>
          </table:table-cell>
          <table:table-cell table:formula="of:=SUM([.C27:.J27])/8" office:value-type="float" office:value="94.6464375" calcext:value-type="float">
            <text:p>94,64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MAE</text:p>
          </table:table-cell>
          <table:table-cell office:value-type="float" office:value="11.359375" calcext:value-type="float">
            <text:p>11,3594</text:p>
          </table:table-cell>
          <table:table-cell office:value-type="float" office:value="8.20860648676543" calcext:value-type="float">
            <text:p>8,2086</text:p>
          </table:table-cell>
          <table:table-cell office:value-type="float" office:value="10.8250838150599" calcext:value-type="float">
            <text:p>10,8251</text:p>
          </table:table-cell>
          <table:table-cell office:value-type="float" office:value="9.59375" calcext:value-type="float">
            <text:p>9,5938</text:p>
          </table:table-cell>
          <table:table-cell office:value-type="float" office:value="13.046875" calcext:value-type="float">
            <text:p>13,0469</text:p>
          </table:table-cell>
          <table:table-cell office:value-type="float" office:value="11.515625" calcext:value-type="float">
            <text:p>11,5156</text:p>
          </table:table-cell>
          <table:table-cell office:value-type="float" office:value="9.875" calcext:value-type="float">
            <text:p>9,8750</text:p>
          </table:table-cell>
          <table:table-cell office:value-type="float" office:value="9.81673213870203" calcext:value-type="float">
            <text:p>9,8167</text:p>
          </table:table-cell>
          <table:table-cell table:formula="of:=SUM([.C29:.J29])/8" office:value-type="float" office:value="10.5301309300659" calcext:value-type="float">
            <text:p>10,5301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171.566146511452" calcext:value-type="float">
            <text:p>171,5661</text:p>
          </table:table-cell>
          <table:table-cell office:value-type="float" office:value="105.385364871359" calcext:value-type="float">
            <text:p>105,3854</text:p>
          </table:table-cell>
          <table:table-cell office:value-type="float" office:value="162.464875155663" calcext:value-type="float">
            <text:p>162,4649</text:p>
          </table:table-cell>
          <table:table-cell office:value-type="float" office:value="161.433197302333" calcext:value-type="float">
            <text:p>161,4332</text:p>
          </table:table-cell>
          <table:table-cell office:value-type="float" office:value="217.295355908299" calcext:value-type="float">
            <text:p>217,2954</text:p>
          </table:table-cell>
          <table:table-cell office:value-type="float" office:value="182.171041663239" calcext:value-type="float">
            <text:p>182,1710</text:p>
          </table:table-cell>
          <table:table-cell office:value-type="float" office:value="140.219658303477" calcext:value-type="float">
            <text:p>140,2197</text:p>
          </table:table-cell>
          <table:table-cell office:value-type="float" office:value="147.207296154022" calcext:value-type="float">
            <text:p>147,2073</text:p>
          </table:table-cell>
          <table:table-cell table:formula="of:=SUM([.C30:.J30])/8" office:value-type="float" office:value="160.967866983731" calcext:value-type="float">
            <text:p>160,9679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13.0983260957823" calcext:value-type="float">
            <text:p>13,0983</text:p>
          </table:table-cell>
          <table:table-cell office:value-type="float" office:value="10.2657374246256" calcext:value-type="float">
            <text:p>10,2657</text:p>
          </table:table-cell>
          <table:table-cell office:value-type="float" office:value="12.7461709997812" calcext:value-type="float">
            <text:p>12,7462</text:p>
          </table:table-cell>
          <table:table-cell office:value-type="float" office:value="12.705636438303" calcext:value-type="float">
            <text:p>12,7056</text:p>
          </table:table-cell>
          <table:table-cell office:value-type="float" office:value="14.740941486496" calcext:value-type="float">
            <text:p>14,7409</text:p>
          </table:table-cell>
          <table:table-cell office:value-type="float" office:value="13.4970753003471" calcext:value-type="float">
            <text:p>13,4971</text:p>
          </table:table-cell>
          <table:table-cell office:value-type="float" office:value="11.8414381856039" calcext:value-type="float">
            <text:p>11,8414</text:p>
          </table:table-cell>
          <table:table-cell office:value-type="float" office:value="12.1329013905999" calcext:value-type="float">
            <text:p>12,1329</text:p>
          </table:table-cell>
          <table:table-cell table:formula="of:=SUM([.C31:.J31])/8" office:value-type="float" office:value="12.6285284151924" calcext:value-type="float">
            <text:p>12,6285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71.2054" calcext:value-type="float">
            <text:p>71,2054</text:p>
          </table:table-cell>
          <table:table-cell office:value-type="float" office:value="72.5446" calcext:value-type="float">
            <text:p>72,5446</text:p>
          </table:table-cell>
          <table:table-cell office:value-type="float" office:value="75" calcext:value-type="float">
            <text:p>75,0000</text:p>
          </table:table-cell>
          <table:table-cell office:value-type="float" office:value="71.875" calcext:value-type="float">
            <text:p>71,8750</text:p>
          </table:table-cell>
          <table:table-cell office:value-type="float" office:value="73.4375" calcext:value-type="float">
            <text:p>73,4375</text:p>
          </table:table-cell>
          <table:table-cell office:value-type="float" office:value="71.4286" calcext:value-type="float">
            <text:p>71,4286</text:p>
          </table:table-cell>
          <table:table-cell office:value-type="float" office:value="75.6696" calcext:value-type="float">
            <text:p>75,6696</text:p>
          </table:table-cell>
          <table:table-cell office:value-type="float" office:value="72.7679" calcext:value-type="float">
            <text:p>72,7679</text:p>
          </table:table-cell>
          <table:table-cell table:formula="of:=SUM([.C32:.J32])/8" office:value-type="float" office:value="72.991075" calcext:value-type="float">
            <text:p>72,99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ght GBM</text:p>
          </table:table-cell>
          <table:table-cell office:value-type="string" calcext:value-type="string">
            <text:p>MAE</text:p>
          </table:table-cell>
          <table:table-cell office:value-type="float" office:value="0.746996638627948" calcext:value-type="float">
            <text:p>0,7470</text:p>
          </table:table-cell>
          <table:table-cell office:value-type="float" office:value="0.430207045245547" calcext:value-type="float">
            <text:p>0,4302</text:p>
          </table:table-cell>
          <table:table-cell office:value-type="float" office:value="0.982794678980624" calcext:value-type="float">
            <text:p>0,9828</text:p>
          </table:table-cell>
          <table:table-cell office:value-type="float" office:value="0.487608051164924" calcext:value-type="float">
            <text:p>0,4876</text:p>
          </table:table-cell>
          <table:table-cell office:value-type="float" office:value="0.669439558991274" calcext:value-type="float">
            <text:p>0,6694</text:p>
          </table:table-cell>
          <table:table-cell office:value-type="float" office:value="0.678776285935626" calcext:value-type="float">
            <text:p>0,6788</text:p>
          </table:table-cell>
          <table:table-cell office:value-type="float" office:value="0.626591546443027" calcext:value-type="float">
            <text:p>0,6266</text:p>
          </table:table-cell>
          <table:table-cell office:value-type="float" office:value="0.973925188956867" calcext:value-type="float">
            <text:p>0,9739</text:p>
          </table:table-cell>
          <table:table-cell table:formula="of:=SUM([.C34:.J34])/8" office:value-type="float" office:value="0.69954237429323" calcext:value-type="float">
            <text:p>0,6995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0.7465966994995" calcext:value-type="float">
            <text:p>0,7466</text:p>
          </table:table-cell>
          <table:table-cell office:value-type="float" office:value="0.278894361398977" calcext:value-type="float">
            <text:p>0,2789</text:p>
          </table:table-cell>
          <table:table-cell office:value-type="float" office:value="1.45524833125206" calcext:value-type="float">
            <text:p>1,4552</text:p>
          </table:table-cell>
          <table:table-cell office:value-type="float" office:value="0.340048021405615" calcext:value-type="float">
            <text:p>0,3400</text:p>
          </table:table-cell>
          <table:table-cell office:value-type="float" office:value="0.655108138946907" calcext:value-type="float">
            <text:p>0,6551</text:p>
          </table:table-cell>
          <table:table-cell office:value-type="float" office:value="0.786271661264089" calcext:value-type="float">
            <text:p>0,7863</text:p>
          </table:table-cell>
          <table:table-cell office:value-type="float" office:value="0.557103156053167" calcext:value-type="float">
            <text:p>0,5571</text:p>
          </table:table-cell>
          <table:table-cell office:value-type="float" office:value="1.39706711488088" calcext:value-type="float">
            <text:p>1,3971</text:p>
          </table:table-cell>
          <table:table-cell table:formula="of:=SUM([.C35:.J35])/8" office:value-type="float" office:value="0.77704218558765" calcext:value-type="float">
            <text:p>0,7770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864058273208179" calcext:value-type="float">
            <text:p>0,8641</text:p>
          </table:table-cell>
          <table:table-cell office:value-type="float" office:value="0.528104498559686" calcext:value-type="float">
            <text:p>0,5281</text:p>
          </table:table-cell>
          <table:table-cell office:value-type="float" office:value="1.20633674040546" calcext:value-type="float">
            <text:p>1,2063</text:p>
          </table:table-cell>
          <table:table-cell office:value-type="float" office:value="0.58313636604624" calcext:value-type="float">
            <text:p>0,5831</text:p>
          </table:table-cell>
          <table:table-cell office:value-type="float" office:value="0.809387508519193" calcext:value-type="float">
            <text:p>0,8094</text:p>
          </table:table-cell>
          <table:table-cell office:value-type="float" office:value="0.886719606901804" calcext:value-type="float">
            <text:p>0,8867</text:p>
          </table:table-cell>
          <table:table-cell office:value-type="float" office:value="0.746393432482607" calcext:value-type="float">
            <text:p>0,7464</text:p>
          </table:table-cell>
          <table:table-cell office:value-type="float" office:value="1.18197593667591" calcext:value-type="float">
            <text:p>1,1820</text:p>
          </table:table-cell>
          <table:table-cell table:formula="of:=SUM([.C36:.J36])/8" office:value-type="float" office:value="0.850764045349884" calcext:value-type="float">
            <text:p>0,8508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93.6502" calcext:value-type="float">
            <text:p>93,6502</text:p>
          </table:table-cell>
          <table:table-cell office:value-type="float" office:value="92.9362" calcext:value-type="float">
            <text:p>92,9362</text:p>
          </table:table-cell>
          <table:table-cell office:value-type="float" office:value="93.9825" calcext:value-type="float">
            <text:p>93,9825</text:p>
          </table:table-cell>
          <table:table-cell office:value-type="float" office:value="93.4724" calcext:value-type="float">
            <text:p>93,4724</text:p>
          </table:table-cell>
          <table:table-cell office:value-type="float" office:value="92.3904" calcext:value-type="float">
            <text:p>92,3904</text:p>
          </table:table-cell>
          <table:table-cell office:value-type="float" office:value="95.0385" calcext:value-type="float">
            <text:p>95,0385</text:p>
          </table:table-cell>
          <table:table-cell office:value-type="float" office:value="93.5605" calcext:value-type="float">
            <text:p>93,5605</text:p>
          </table:table-cell>
          <table:table-cell office:value-type="float" office:value="93.515" calcext:value-type="float">
            <text:p>93,5150</text:p>
          </table:table-cell>
          <table:table-cell table:formula="of:=SUM([.C37:.J37])/8" office:value-type="float" office:value="93.5682125" calcext:value-type="float">
            <text:p>93,56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MAE</text:p>
          </table:table-cell>
          <table:table-cell office:value-type="float" office:value="12.46875" calcext:value-type="float">
            <text:p>12,4688</text:p>
          </table:table-cell>
          <table:table-cell office:value-type="float" office:value="13.359375" calcext:value-type="float">
            <text:p>13,3594</text:p>
          </table:table-cell>
          <table:table-cell office:value-type="float" office:value="12.65625" calcext:value-type="float">
            <text:p>12,6563</text:p>
          </table:table-cell>
          <table:table-cell office:value-type="float" office:value="10.90625" calcext:value-type="float">
            <text:p>10,9063</text:p>
          </table:table-cell>
          <table:table-cell office:value-type="float" office:value="14.078125" calcext:value-type="float">
            <text:p>14,0781</text:p>
          </table:table-cell>
          <table:table-cell office:value-type="float" office:value="12.796875" calcext:value-type="float">
            <text:p>12,7969</text:p>
          </table:table-cell>
          <table:table-cell office:value-type="float" office:value="11.6875" calcext:value-type="float">
            <text:p>11,6875</text:p>
          </table:table-cell>
          <table:table-cell office:value-type="float" office:value="14.307387878791" calcext:value-type="float">
            <text:p>14,3074</text:p>
          </table:table-cell>
          <table:table-cell table:formula="of:=SUM([.C39:.J39])/8" office:value-type="float" office:value="12.7825641098489" calcext:value-type="float">
            <text:p>12,7826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float" office:value="222.924009090687" calcext:value-type="float">
            <text:p>222,9240</text:p>
          </table:table-cell>
          <table:table-cell office:value-type="float" office:value="226.892749810807" calcext:value-type="float">
            <text:p>226,8927</text:p>
          </table:table-cell>
          <table:table-cell office:value-type="float" office:value="200.252997840723" calcext:value-type="float">
            <text:p>200,2530</text:p>
          </table:table-cell>
          <table:table-cell office:value-type="float" office:value="176.817955528741" calcext:value-type="float">
            <text:p>176,8180</text:p>
          </table:table-cell>
          <table:table-cell office:value-type="float" office:value="245.911956128611" calcext:value-type="float">
            <text:p>245,9120</text:p>
          </table:table-cell>
          <table:table-cell office:value-type="float" office:value="221.41668347267" calcext:value-type="float">
            <text:p>221,4167</text:p>
          </table:table-cell>
          <table:table-cell office:value-type="float" office:value="183.129452267539" calcext:value-type="float">
            <text:p>183,1295</text:p>
          </table:table-cell>
          <table:table-cell office:value-type="float" office:value="255.602078234656" calcext:value-type="float">
            <text:p>255,6021</text:p>
          </table:table-cell>
          <table:table-cell table:formula="of:=SUM([.C40:.J40])/8" office:value-type="float" office:value="216.618485296804" calcext:value-type="float">
            <text:p>216,6185</text:p>
          </table:table-cell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14.9306399424367" calcext:value-type="float">
            <text:p>14,9306</text:p>
          </table:table-cell>
          <table:table-cell office:value-type="float" office:value="15.0629595302785" calcext:value-type="float">
            <text:p>15,0630</text:p>
          </table:table-cell>
          <table:table-cell office:value-type="float" office:value="14.1510776211822" calcext:value-type="float">
            <text:p>14,1511</text:p>
          </table:table-cell>
          <table:table-cell office:value-type="float" office:value="13.2972912853987" calcext:value-type="float">
            <text:p>13,2973</text:p>
          </table:table-cell>
          <table:table-cell office:value-type="float" office:value="15.6815801540728" calcext:value-type="float">
            <text:p>15,6816</text:p>
          </table:table-cell>
          <table:table-cell office:value-type="float" office:value="14.8800767293946" calcext:value-type="float">
            <text:p>14,8801</text:p>
          </table:table-cell>
          <table:table-cell office:value-type="float" office:value="13.5325331060943" calcext:value-type="float">
            <text:p>13,5325</text:p>
          </table:table-cell>
          <table:table-cell office:value-type="float" office:value="15.9875601088677" calcext:value-type="float">
            <text:p>15,9876</text:p>
          </table:table-cell>
          <table:table-cell table:formula="of:=SUM([.C41:.J41])/8" office:value-type="float" office:value="14.6904648097157" calcext:value-type="float">
            <text:p>14,6905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44.1964" calcext:value-type="float">
            <text:p>44,1964</text:p>
          </table:table-cell>
          <table:table-cell office:value-type="float" office:value="50.2232" calcext:value-type="float">
            <text:p>50,2232</text:p>
          </table:table-cell>
          <table:table-cell office:value-type="float" office:value="46.6518" calcext:value-type="float">
            <text:p>46,6518</text:p>
          </table:table-cell>
          <table:table-cell office:value-type="float" office:value="46.4286" calcext:value-type="float">
            <text:p>46,4286</text:p>
          </table:table-cell>
          <table:table-cell office:value-type="float" office:value="44.6429" calcext:value-type="float">
            <text:p>44,6429</text:p>
          </table:table-cell>
          <table:table-cell office:value-type="float" office:value="48.6607" calcext:value-type="float">
            <text:p>48,6607</text:p>
          </table:table-cell>
          <table:table-cell office:value-type="float" office:value="40.625" calcext:value-type="float">
            <text:p>40,6250</text:p>
          </table:table-cell>
          <table:table-cell office:value-type="float" office:value="43.0804" calcext:value-type="float">
            <text:p>43,0804</text:p>
          </table:table-cell>
          <table:table-cell table:formula="of:=SUM([.C42:.J42])/8" office:value-type="float" office:value="45.563625" calcext:value-type="float">
            <text:p>45,5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4" loext:min-decimal-places="4" number:min-integer-digits="1"/>
      <number:text>%</number:text>
    </number:percentage-style>
    <number:percentage-style style:name="N112">
      <number:number number:decimal-places="5" loext:min-decimal-places="5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1:12:10.553663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50:54.910615508</meta:creation-date>
    <dc:date>2020-04-14T01:04:01.688230907</dc:date>
    <meta:editing-duration>PT3H11M10S</meta:editing-duration>
    <meta:editing-cycles>14</meta:editing-cycles>
    <meta:generator>LibreOffice/6.0.7.3$Linux_X86_64 LibreOffice_project/00m0$Build-3</meta:generator>
    <meta:document-statistic meta:table-count="3" meta:cell-count="1054" meta:object-count="0"/>
  </office:meta>
</office:document-meta>
</file>